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573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MathematicaCellInput">
      <style:paragraph-properties fo:line-height="0.2in"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3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3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573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6d3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7fb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a87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be5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c48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3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573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6d3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7fb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a87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be5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c42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c48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3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573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6d3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7fb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a87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c48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1cee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1e11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3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6d3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216e4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573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430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5737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6d3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a87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1cee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1fa5f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cd6dc" officeooo:paragraph-rsid="002373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7fb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5a182b" officeooo:paragraph-rsid="001be53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MathematicaCellInput" style:master-page-name="Standard">
      <style:paragraph-properties fo:text-align="center" style:justify-single-word="false" style:page-number="auto" fo:background-color="transparent" fo:padding="0.0201in" fo:border="0.06pt solid #000000" style:shadow="none">
        <style:background-image/>
      </style:paragraph-properties>
    </style:style>
    <style:style style:name="P40" style:family="paragraph" style:parent-style-name="MathematicaCellInput">
      <style:paragraph-properties fo:text-align="center" style:justify-single-word="false" fo:background-color="transparent" fo:padding="0.0201in" fo:border="0.06pt solid #000000" style:shadow="none">
        <style:background-image/>
      </style:paragraph-properties>
    </style:style>
    <style:style style:name="P41" style:family="paragraph" style:parent-style-name="MathematicaCellInput">
      <style:paragraph-properties fo:text-align="center" style:justify-single-word="false" fo:background-color="transparent" fo:padding="0.0201in" fo:border="0.06pt solid #000000" style:shadow="none">
        <style:background-image/>
      </style:paragraph-properties>
      <style:text-properties officeooo:paragraph-rsid="00227abf"/>
    </style:style>
    <style:style style:name="T1" style:family="text">
      <style:text-properties style:font-name="Times New Roman" officeooo:rsid="003cd6dc" style:font-name-asian="Courier New" style:font-size-asian="12pt" style:font-name-complex="Courier New" style:font-size-complex="12pt"/>
    </style:style>
    <style:style style:name="T2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4304a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16d32a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1a8719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1c4800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1fa5fe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237340" style:font-name-asian="Courier New" style:font-size-asian="10pt" style:font-name-complex="Courier New" style:font-size-complex="10pt"/>
    </style:style>
    <style:style style:name="T10" style:family="text">
      <style:text-properties style:font-size-complex="10pt"/>
    </style:style>
    <style:style style:name="T11" style:family="text">
      <style:text-properties officeooo:rsid="0014304a" style:font-size-complex="10pt"/>
    </style:style>
    <style:style style:name="T12" style:family="text">
      <style:text-properties officeooo:rsid="0016d32a" style:font-size-complex="10pt"/>
    </style:style>
    <style:style style:name="T13" style:family="text">
      <style:text-properties officeooo:rsid="0017fb5e" style:font-size-complex="10pt"/>
    </style:style>
    <style:style style:name="T14" style:family="text">
      <style:text-properties style:text-outline="false" style:text-line-through-style="none" style:font-name="Times New Roman" fo:font-size="10pt" fo:letter-spacing="normal" fo:text-shadow="none" style:text-underline-style="none" style:font-name-asian="Courier New" style:font-size-asian="10pt" style:font-name-complex="Courier New" style:font-size-complex="10pt"/>
    </style:style>
    <style:style style:name="T15" style:family="text">
      <style:text-properties style:text-outline="false" style:text-line-through-style="none" style:font-name="Times New Roman" fo:font-size="10pt" fo:letter-spacing="normal" fo:text-shadow="none" style:text-underline-style="none" officeooo:rsid="002e468a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MathematicaFormatStandardForm"><text:span text:style-name="T14"><draw:frame draw:style-name="fr1" draw:name="Object413" text:anchor-type="as-char" svg:y="-0.1429in" svg:width="1.0339in" svg:height="0.192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40"><text:span text:style-name="MathematicaFormatStandardForm"><text:span text:style-name="T15"/></text:span></text:p>
      <text:p text:style-name="P40"><text:span text:style-name="MathematicaFormatStandardForm"><text:span text:style-name="T14"><draw:frame draw:style-name="fr1" draw:name="Object188" text:anchor-type="as-char" svg:y="-0.1437in" svg:width="2.6327in" svg:height="0.400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40"><text:span text:style-name="MathematicaFormatStandardForm"><text:span text:style-name="T15"/></text:span></text:p>
      <text:p text:style-name="P40"><text:span text:style-name="MathematicaFormatStandardForm"><text:span text:style-name="T2"><draw:frame draw:style-name="fr1" draw:name="Object186" text:anchor-type="as-char" svg:y="-0.1429in" svg:width="1.5909in" svg:height="0.192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40"><text:span text:style-name="MathematicaFormatStandardForm"><text:span text:style-name="T14"/></text:span></text:p>
      <text:p text:style-name="P40"><text:span text:style-name="MathematicaFormatStandardForm"><text:span text:style-name="T2"><draw:frame draw:style-name="fr1" draw:name="Object187" text:anchor-type="as-char" svg:y="-0.1437in" svg:width="3.4453in" svg:height="0.2839in" draw:z-index="29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40"><text:span text:style-name="MathematicaFormatStandardForm"><text:span text:style-name="T2"/></text:span></text:p>
      <text:p text:style-name="P41"><text:span text:style-name="MathematicaFormatStandardForm"><text:span text:style-name="T2"><draw:frame draw:style-name="fr1" draw:name="Object28" text:anchor-type="as-char" svg:y="-0.1437in" svg:width="1.8161in" svg:height="0.1945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28"><text:span text:style-name="MathematicaFormatStandardForm"><text:span text:style-name="T2"/></text:span></text:p>
      <text:p text:style-name="P28"><text:span text:style-name="MathematicaFormatStandardForm"><text:span text:style-name="T2"/></text:span></text:p>
      <text:p text:style-name="P12"><text:span text:style-name="MathematicaFormatStandardForm"><text:span text:style-name="T2"/></text:span></text:p>
      <text:p text:style-name="P12"><text:span text:style-name="MathematicaFormatStandardForm"><text:span text:style-name="T2"/></text:span></text:p>
      <text:p text:style-name="P12"><text:span text:style-name="MathematicaFormatStandardForm"><text:span text:style-name="T2"><draw:frame draw:style-name="fr1" draw:name="Object10" text:anchor-type="as-char" svg:y="-0.1437in" svg:width="2.4071in" svg:height="0.194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2"><text:span text:style-name="MathematicaFormatStandardForm"><text:span text:style-name="T4"/></text:span></text:p>
      <text:p text:style-name="P12"><text:span text:style-name="MathematicaFormatStandardForm"><text:span text:style-name="T2"><draw:frame draw:style-name="fr1" draw:name="Object11" text:anchor-type="as-char" svg:y="-0.1437in" svg:width="2.0898in" svg:height="0.1783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12"><text:span text:style-name="MathematicaFormatStandardForm"><text:span text:style-name="T2"/></text:span></text:p>
      <text:p text:style-name="P5"><text:span text:style-name="Mathematica"><text:span text:style-name="T10"><text:s/>(Zeta[s]-1)^a (Zeta[s]-1)^k</text:span></text:span></text:p>
      <text:p text:style-name="P10"><text:span text:style-name="MathematicaFormatStandardForm"><text:span text:style-name="T2"/></text:span></text:p>
      <text:p text:style-name="P10"><text:span text:style-name="MathematicaFormatStandardForm"><text:span text:style-name="T2"/></text:span></text:p>
      <text:p text:style-name="P10"><text:span text:style-name="MathematicaFormatStandardForm"><text:span text:style-name="T2"/></text:span></text:p>
      <text:p text:style-name="P10"><text:span text:style-name="MathematicaFormatStandardForm"><text:span text:style-name="T2"><draw:frame draw:style-name="fr1" draw:name="Object1" text:anchor-type="as-char" svg:y="-0.1429in" svg:width="2.1366in" svg:height="0.28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0"><text:span text:style-name="MathematicaFormatStandardForm"><text:span text:style-name="T2"/></text:span></text:p>
      <text:p text:style-name="P10"><text:span text:style-name="MathematicaFormatStandardForm"><text:span text:style-name="T2"><draw:frame draw:style-name="fr1" draw:name="Object2" text:anchor-type="as-char" svg:y="-0.1437in" svg:width="1.9701in" svg:height="0.283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0"><text:span text:style-name="MathematicaFormatStandardForm"><text:span text:style-name="T2"/></text:span></text:p>
      <text:p text:style-name="P2"><text:span text:style-name="Mathematica"><text:span text:style-name="T11"><text:s/>((1/(Zeta[s])-1)-FullSimplify[Sum[ (-1)^k (Zeta[s]-1)^k,</text:span></text:span><text:span text:style-name="Mathematica">{k,1,Infinity}]])</text:span></text:p>
      <text:p text:style-name="P10"><text:span text:style-name="MathematicaFormatStandardForm"><text:span text:style-name="T3"/></text:span></text:p>
      <text:p text:style-name="P10"><text:span text:style-name="MathematicaFormatStandardForm"><text:span text:style-name="T3"/></text:span></text:p>
      <text:p text:style-name="P10"><text:span text:style-name="MathematicaFormatStandardForm"><text:span text:style-name="T2"><draw:frame draw:style-name="fr1" draw:name="Object3" text:anchor-type="as-char" svg:y="-0.3571in" svg:width="1.7535in" svg:height="0.686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0"><text:span text:style-name="MathematicaFormatStandardForm"><text:span text:style-name="T2"/></text:span></text:p>
      <text:p text:style-name="P10"><text:span text:style-name="MathematicaFormatStandardForm"><text:span text:style-name="T2"/></text:span></text:p>
      <text:p text:style-name="P10"><text:span text:style-name="MathematicaFormatStandardForm"><text:span text:style-name="T2"><draw:frame draw:style-name="fr1" draw:name="Object4" text:anchor-type="as-char" svg:y="-0.3492in" svg:width="1.4811in" svg:height="0.6535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0"><text:span text:style-name="MathematicaFormatStandardForm"><text:span text:style-name="T2"/></text:span></text:p>
      <text:p text:style-name="P3"><text:span text:style-name="Mathematica"><text:span text:style-name="T10"><text:s/>Sum[ (-1)^j (Zeta[s]-1)^(j+k),</text:span></text:span><text:span text:style-name="Mathematica">{j,0,Infinity}]</text:span></text:p>
      <text:p text:style-name="P18"><text:span text:style-name="Mathematica"><text:span text:style-name="T10"/></text:span></text:p>
      <text:p text:style-name="P18"><text:span text:style-name="Mathematica"><text:span text:style-name="T10"/></text:span></text:p>
      <text:p text:style-name="P18"><text:span text:style-name="Mathematica"><text:span text:style-name="T10"/></text:span></text:p>
      <text:p text:style-name="P10"><text:span text:style-name="MathematicaFormatStandardForm"><text:span text:style-name="T2"><draw:frame draw:style-name="fr1" draw:name="Object5" text:anchor-type="as-char" svg:y="-0.1437in" svg:width="3.4882in" svg:height="0.1945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0"><text:span text:style-name="MathematicaFormatStandardForm"><text:span text:style-name="T2"/></text:span></text:p>
      <text:p text:style-name="P11"><text:span text:style-name="MathematicaFormatStandardForm"><text:span text:style-name="T2"><draw:frame draw:style-name="fr1" draw:name="Object6" text:anchor-type="as-char" svg:y="-0.1437in" svg:width="3.0807in" svg:height="0.1783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2"/></text:span></text:p>
      <text:p text:style-name="P1"><text:span text:style-name="Mathematica"><text:span text:style-name="T10"><text:s/>FullSimplify[-(Zeta[s]^-1 - 1 )( (Zeta[s]-1)^k + (Zeta[s]-1)^(k-1) )]</text:span></text:span></text:p>
      <text:p text:style-name="P11"><text:span text:style-name="MathematicaFormatStandardForm"><text:span text:style-name="T2"/></text:span></text:p>
      <text:p text:style-name="P11"><text:span text:style-name="MathematicaFormatStandardForm"><text:span text:style-name="T2"/></text:span></text:p>
      <text:p text:style-name="P11"><text:span text:style-name="MathematicaFormatStandardForm"><text:span text:style-name="T2"/></text:span></text:p>
      <text:p text:style-name="P11"><text:span text:style-name="MathematicaFormatStandardForm"><text:span text:style-name="T2"><draw:frame draw:style-name="fr1" draw:name="Object7" text:anchor-type="as-char" svg:y="-0.228in" svg:width="3.0492in" svg:height="0.36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11"><text:span text:style-name="MathematicaFormatStandardForm"><text:span text:style-name="T2"/></text:span></text:p>
      <text:p text:style-name="P11"><text:span text:style-name="MathematicaFormatStandardForm"><text:span text:style-name="T2"><draw:frame draw:style-name="fr1" draw:name="Object8" text:anchor-type="as-char" svg:y="-0.228in" svg:width="2.5984in" svg:height="0.3689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1"><text:span text:style-name="MathematicaFormatStandardForm"><text:span text:style-name="T2"/></text:span></text:p>
      <text:p text:style-name="P4"><text:span text:style-name="Mathematica"><text:span text:style-name="T10"><text:s/>Sum[ (-1)^(k+1)/k (Zeta[s]-1)^(k+a),</text:span></text:span><text:span text:style-name="Mathematica">{k,1,Infinity}]</text:span></text:p>
      <text:p text:style-name="P19"><text:span text:style-name="Mathematica"><text:span text:style-name="T10"/></text:span></text:p>
      <text:p text:style-name="P19"><text:span text:style-name="Mathematica"><text:span text:style-name="T10"/></text:span></text:p>
      <text:p text:style-name="P19"><text:span text:style-name="Mathematica"><text:span text:style-name="T10"/></text:span></text:p>
      <text:p text:style-name="P19"><text:span text:style-name="Mathematica"><text:span text:style-name="T10"/></text:span></text:p>
      <text:p text:style-name="P12"><text:span text:style-name="MathematicaFormatStandardForm"><text:span text:style-name="T2"><draw:frame draw:style-name="fr1" draw:name="Object751" text:anchor-type="as-char" svg:y="-0.2984in" svg:width="3.3346in" svg:height="0.5484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2"><text:span text:style-name="MathematicaFormatStandardForm"><text:span text:style-name="T2"/></text:span></text:p>
      <text:p text:style-name="P12"><text:span text:style-name="MathematicaFormatStandardForm"><text:span text:style-name="T4">(There are some other ideas from 9-G that are worth keeping)</text:span></text:span></text:p>
      <text:p text:style-name="P12"><text:span text:style-name="MathematicaFormatStandardForm"><text:span text:style-name="T4"/></text:span></text:p>
      <text:p text:style-name="P12"><text:span text:style-name="MathematicaFormatStandardForm"><text:span text:style-name="T4"/></text:span></text:p>
      <text:p text:style-name="P12"><text:span text:style-name="MathematicaFormatStandardForm"><text:span text:style-name="T4"/></text:span></text:p>
      <text:p text:style-name="P12"><text:span text:style-name="MathematicaFormatStandardForm"><text:span text:style-name="T2"><draw:frame draw:style-name="fr1" draw:name="Object9" text:anchor-type="as-char" svg:y="-0.2118in" svg:width="2.8126in" svg:height="0.3953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2"><text:span text:style-name="MathematicaFormatStandardForm"><text:span text:style-name="T2"/></text:span></text:p>
      <text:p text:style-name="P12"><text:span text:style-name="MathematicaFormatStandardForm"><text:span text:style-name="T2"><draw:frame draw:style-name="fr1" draw:name="Object12" text:anchor-type="as-char" svg:y="-0.2043in" svg:width="2.4953in" svg:height="0.3634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2"><text:span text:style-name="MathematicaFormatStandardForm"><text:span text:style-name="T2"/></text:span></text:p>
      <text:p text:style-name="P5"><text:span text:style-name="Mathematica"><text:span text:style-name="T10"><text:s/>FullSimplify[(Zeta[s]-1)( -(Zeta[s]^-1-1)^(k-1)-(Zeta[s]^-1-1)^k)]</text:span></text:span></text:p>
      <text:p text:style-name="P20"><text:span text:style-name="Mathematica"><text:span text:style-name="T10"/></text:span></text:p>
      <text:p text:style-name="P20"><text:span text:style-name="Mathematica"><text:span text:style-name="T10"/></text:span></text:p>
      <text:p text:style-name="P20"><text:span text:style-name="Mathematica"><text:span text:style-name="T10"/></text:span></text:p>
      <text:p text:style-name="P20"><text:span text:style-name="Mathematica"><text:span text:style-name="T10"/></text:span></text:p>
      <text:p text:style-name="P20"><text:span text:style-name="Mathematica"><text:span text:style-name="T10"/></text:span></text:p>
      <text:p text:style-name="P12"><text:span text:style-name="MathematicaFormatStandardForm"><text:span text:style-name="T2"><draw:frame draw:style-name="fr1" draw:name="Object13" text:anchor-type="as-char" svg:y="-0.1827in" svg:width="2.9181in" svg:height="0.322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2"><text:span text:style-name="MathematicaFormatStandardForm"><text:span text:style-name="T2"/></text:span></text:p>
      <text:p text:style-name="P12"><text:span text:style-name="MathematicaFormatStandardForm"><text:span text:style-name="T2"><draw:frame draw:style-name="fr1" draw:name="Object14" text:anchor-type="as-char" svg:y="-0.1827in" svg:width="2.7409in" svg:height="0.3228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2"><text:span text:style-name="MathematicaFormatStandardForm"><text:span text:style-name="T4"/></text:span></text:p>
      <text:p text:style-name="P5"><text:span text:style-name="Mathematica"><text:span text:style-name="T12"><text:s/>FullSimplify[Sum[ (-1)^(k+j) Binomial[ k+j-1, k-1] (Zeta[s]-1)^(k+j),</text:span></text:span><text:span text:style-name="Mathematica">{j,0, Infinity}]]</text:span></text:p>
      <text:p text:style-name="P20"><text:span text:style-name="Mathematica"><text:span text:style-name="T12"/></text:span></text:p>
      <text:p text:style-name="P20"><text:span text:style-name="Mathematica"><text:span text:style-name="T12"/></text:span></text:p>
      <text:p text:style-name="P20"><text:span text:style-name="Mathematica"><text:span text:style-name="T12"/></text:span></text:p>
      <text:p text:style-name="P20"><text:span text:style-name="Mathematica"><text:span text:style-name="T12"/></text:span></text:p>
      <text:p text:style-name="P13"><text:span text:style-name="MathematicaFormatStandardForm"><text:span text:style-name="T2"><draw:frame draw:style-name="fr1" draw:name="Object16" text:anchor-type="as-char" svg:y="-0.1827in" svg:width="2.9181in" svg:height="0.3228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3"><text:span text:style-name="MathematicaFormatStandardForm"><text:span text:style-name="T2"/></text:span></text:p>
      <text:p text:style-name="P13"><text:span text:style-name="MathematicaFormatStandardForm"><text:span text:style-name="T2"><draw:frame draw:style-name="fr1" draw:name="Object15" text:anchor-type="as-char" svg:y="-0.1827in" svg:width="2.7409in" svg:height="0.3228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3"><text:span text:style-name="MathematicaFormatStandardForm"><text:span text:style-name="T2"/></text:span></text:p>
      <text:p text:style-name="P6"><text:span text:style-name="Mathematica"><text:span text:style-name="T12"><text:s/>FullSimplify[Sum[ (-1)^(k+j) Binomial[ k+j-1, k-1] (Zeta[s]</text:span></text:span><text:span text:style-name="Mathematica"><text:span text:style-name="T13">^-1</text:span></text:span><text:span text:style-name="Mathematica"><text:span text:style-name="T12">-1)^(k+j),</text:span></text:span><text:span text:style-name="Mathematica">{j,0, Infinity}]]</text:span></text:p>
      <text:p text:style-name="P6"><text:span text:style-name="Mathematica"/></text:p>
      <text:p text:style-name="P6"><text:span text:style-name="Mathematica"/></text:p>
      <text:p text:style-name="P6"><text:span text:style-name="Mathematica"/></text:p>
      <text:p text:style-name="P6"><text:span text:style-name="Mathematica"/></text:p>
      <text:p text:style-name="P13"><text:span text:style-name="MathematicaFormatStandardForm"><text:span text:style-name="T2"><draw:frame draw:style-name="fr1" draw:name="Object17" text:anchor-type="as-char" svg:y="-0.228in" svg:width="2.2035in" svg:height="0.3689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3"><text:span text:style-name="MathematicaFormatStandardForm"><text:span text:style-name="T2"/></text:span></text:p>
      <text:p text:style-name="P13"><text:span text:style-name="MathematicaFormatStandardForm"><text:span text:style-name="T2"><draw:frame draw:style-name="fr1" draw:name="Object18" text:anchor-type="as-char" svg:y="-0.228in" svg:width="1.8898in" svg:height="0.3689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3"><text:span text:style-name="MathematicaFormatStandardForm"><text:span text:style-name="T2"/></text:span></text:p>
      <text:p text:style-name="P6"><text:span text:style-name="Mathematica"><text:span text:style-name="T10"><text:s/>FullSimplify[Sum[(-1)^(k)/k (Zeta[s]^-1-1)^(k),</text:span></text:span><text:span text:style-name="Mathematica">{k,1,Infinity}]]</text:span></text:p>
      <text:p text:style-name="P21"><text:span text:style-name="Mathematica"><text:span text:style-name="T10"/></text:span></text:p>
      <text:p text:style-name="P21"><text:span text:style-name="Mathematica"><text:span text:style-name="T10"/></text:span></text:p>
      <text:p text:style-name="P14"><text:span text:style-name="MathematicaFormatStandardForm"><text:span text:style-name="T4">(There are some other ideas from </text:span></text:span><text:span text:style-name="MathematicaFormatStandardForm"><text:span text:style-name="T5">10</text:span></text:span><text:span text:style-name="MathematicaFormatStandardForm"><text:span text:style-name="T4">-G that are worthy </text:span></text:span><text:soft-page-break/><text:span text:style-name="MathematicaFormatStandardForm"><text:span text:style-name="T4">keeping)</text:span></text:span></text:p>
      <text:p text:style-name="P21"><text:span text:style-name="Mathematica"><text:span text:style-name="T10"/></text:span></text:p>
      <text:p text:style-name="P14"><text:span text:style-name="MathematicaFormatStandardForm"><text:span text:style-name="T2"><draw:frame draw:style-name="fr1" draw:name="Object19" text:anchor-type="as-char" svg:y="-0.2339in" svg:width="3.2362in" svg:height="0.3752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4"><text:span text:style-name="MathematicaFormatStandardForm"><text:span text:style-name="T5"/></text:span></text:p>
      <text:p text:style-name="P14"><text:span text:style-name="MathematicaFormatStandardForm"><text:span text:style-name="T2"><draw:frame draw:style-name="fr1" draw:name="Object20" text:anchor-type="as-char" svg:y="-0.2339in" svg:width="2.9173in" svg:height="0.3752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4"><text:span text:style-name="MathematicaFormatStandardForm"><text:span text:style-name="T2"/></text:span></text:p>
      <text:p text:style-name="P7"><text:span text:style-name="Mathematica"><text:span text:style-name="T10"><text:s/>Sum[ (-1)^a Binomial[a,b] (Zeta[s]^-1 -1)^a (Zeta[s]-1)^(k-b),</text:span></text:span><text:span text:style-name="Mathematica">{b,0,a}]</text:span></text:p>
      <text:p text:style-name="P22"><text:span text:style-name="Mathematica"><text:span text:style-name="T10"/></text:span></text:p>
      <text:p text:style-name="P22"><text:span text:style-name="Mathematica"><text:span text:style-name="T10"/></text:span></text:p>
      <text:p text:style-name="P22"><text:span text:style-name="Mathematica"><text:span text:style-name="T10"/></text:span></text:p>
      <text:p text:style-name="P22"><text:span text:style-name="Mathematica"><text:span text:style-name="T10"/></text:span></text:p>
      <text:p text:style-name="P15"><text:span text:style-name="MathematicaFormatStandardForm"><text:span text:style-name="T2"><draw:frame draw:style-name="fr1" draw:name="Object21" text:anchor-type="as-char" svg:y="-0.2339in" svg:width="3.3382in" svg:height="0.3752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5"><text:span text:style-name="MathematicaFormatStandardForm"><text:span text:style-name="T5"/></text:span></text:p>
      <text:p text:style-name="P15"><text:span text:style-name="MathematicaFormatStandardForm"><text:span text:style-name="T2"><draw:frame draw:style-name="fr1" draw:name="Object22" text:anchor-type="as-char" svg:y="-0.2339in" svg:width="3.0193in" svg:height="0.3752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5"><text:span text:style-name="MathematicaFormatStandardForm"><text:span text:style-name="T2"/></text:span></text:p>
      <text:p text:style-name="P8"><text:span text:style-name="Mathematica"><text:span text:style-name="T10"><text:s/>Sum[ (-1)^a Binomial[a,b] (Zeta[s]^-1 -1)^a (Zeta[s]-1)^(k-b),</text:span></text:span><text:span text:style-name="Mathematica">{b,0,a}]</text:span></text:p>
      <text:p text:style-name="P8"><text:span text:style-name="Mathematica"/></text:p>
      <text:p text:style-name="P8"><text:span text:style-name="Mathematica"/></text:p>
      <text:p text:style-name="P8"><text:span text:style-name="Mathematica"/></text:p>
      <text:p text:style-name="P8"><text:span text:style-name="Mathematica"/></text:p>
      <text:p text:style-name="P8"><text:span text:style-name="Mathematica"/></text:p>
      <text:p text:style-name="P16"><text:span text:style-name="MathematicaFormatStandardForm"><text:span text:style-name="T2"><draw:frame draw:style-name="fr1" draw:name="Object23" text:anchor-type="as-char" svg:y="-0.228in" svg:width="3.0102in" svg:height="0.3689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6"><text:span text:style-name="MathematicaFormatStandardForm"><text:span text:style-name="T6"/></text:span></text:p>
      <text:p text:style-name="P17"><text:span text:style-name="MathematicaFormatStandardForm"><text:span text:style-name="T2"><draw:frame draw:style-name="fr1" draw:name="Object24" text:anchor-type="as-char" svg:y="-0.228in" svg:width="2.7453in" svg:height="0.3689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7"><text:span text:style-name="MathematicaFormatStandardForm"><text:span text:style-name="T2"/></text:span></text:p>
      <text:p text:style-name="P9"><text:span text:style-name="Mathematica"><text:span text:style-name="T10"><text:s/>Sum[ (-1)^(k+1)/k (Zeta[s]-1)^k Log[ Zeta[s]]^(a-1),</text:span></text:span><text:span text:style-name="Mathematica">{k,1,Infinity}]</text:span></text:p>
      <text:p text:style-name="P23"><text:span text:style-name="Mathematica"><text:span text:style-name="T10"/></text:span></text:p>
      <text:p text:style-name="P24"><text:span text:style-name="MathematicaFormatStandardForm"><text:span text:style-name="T1"/></text:span></text:p>
      <text:p text:style-name="P24"><text:span text:style-name="MathematicaFormatStandardForm"><text:span text:style-name="T1"/></text:span></text:p>
      <text:p text:style-name="P24"><text:span text:style-name="MathematicaFormatStandardForm"><text:span text:style-name="T1"/></text:span></text:p>
      <text:p text:style-name="P24"><text:span text:style-name="MathematicaFormatStandardForm"><text:span text:style-name="T2"><draw:frame draw:style-name="fr1" draw:name="Object25" text:anchor-type="as-char" svg:y="-0.2252in" svg:width="2.9634in" svg:height="0.3689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24"><text:span text:style-name="MathematicaFormatStandardForm"><text:span text:style-name="T7"/></text:span></text:p>
      <text:p text:style-name="P24"><text:span text:style-name="MathematicaFormatStandardForm"><text:span text:style-name="T2"><draw:frame draw:style-name="fr1" draw:name="Object26" text:anchor-type="as-char" svg:y="-0.2252in" svg:width="2.3681in" svg:height="0.368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24"><text:span text:style-name="MathematicaFormatStandardForm"><text:span text:style-name="T2"/></text:span></text:p>
      <text:p text:style-name="P24"><text:span text:style-name="MathematicaFormatStandardForm"><text:span text:style-name="T2"/></text:span></text:p>
      <text:p text:style-name="P24"><text:span text:style-name="MathematicaFormatStandardForm"><text:span text:style-name="T2"/></text:span></text:p>
      <text:p text:style-name="P25"><text:span text:style-name="MathematicaFormatStandardForm"><text:span text:style-name="T2"><draw:frame draw:style-name="fr1" draw:name="Object54" text:anchor-type="as-char" svg:y="-0.2228in" svg:width="3.4508in" svg:height="0.3689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25"><text:span text:style-name="MathematicaFormatStandardForm"><text:span text:style-name="T2"><draw:frame draw:style-name="fr1" draw:name="Object27" text:anchor-type="as-char" svg:y="-0.2252in" svg:width="2.9425in" svg:height="0.3689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25"><text:span text:style-name="MathematicaFormatStandardForm"><text:span text:style-name="T8"/></text:span></text:p>
      <text:p text:style-name="P35"><text:span text:style-name="MathematicaFormatStandardForm"><text:span text:style-name="T2"/></text:span></text:p>
      <text:p text:style-name="P36"><text:span text:style-name="MathematicaFormatStandardForm"><text:span text:style-name="T2"><draw:frame draw:style-name="fr1" draw:name="Object29" text:anchor-type="as-char" svg:y="-0.298in" svg:width="3.0846in" svg:height="0.546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36"><text:span text:style-name="MathematicaFormatStandardForm"><text:span text:style-name="T9"/></text:span></text:p>
      <text:p text:style-name="P36"><text:span text:style-name="MathematicaFormatStandardForm"><text:span text:style-name="T2"><draw:frame draw:style-name="fr1" draw:name="Object30" text:anchor-type="as-char" svg:y="-0.2902in" svg:width="2.9965in" svg:height="0.5307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ll Gothic Std Black" svg:font-family="'Bell Gothic Std Black'" style:font-adornments="Blac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Times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MathematicaFormatStandardForm" style:family="text">
      <style:text-properties style:font-name="Courier" style:font-name-asian="Courier" style:font-name-complex="Courier"/>
    </style:style>
    <style:style style:name="Mathematica" style:family="text" style:parent-style-name="MathematicaFormatStandardForm">
      <style:text-properties fo:color="#000000" style:text-outline="false" style:text-line-through-style="none" style:font-name="Bell Gothic Std Black" fo:font-size="7pt" fo:letter-spacing="normal" fo:font-style="normal" fo:text-shadow="none" style:text-underline-style="none" fo:font-weight="900" fo:background-color="#e6e6e6" style:font-name-asian="Courier New" style:font-size-asian="10.5pt" style:font-style-asian="normal" style:font-weight-asian="normal" style:font-name-complex="Courier New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1:08:21.412000000</meta:creation-date>
    <dc:date>2014-10-25T13:08:17.410000000</dc:date>
    <meta:editing-duration>PT4H12M48S</meta:editing-duration>
    <meta:editing-cycles>13</meta:editing-cycles>
    <meta:generator>LibreOffice/4.1.0.4$Windows_x86 LibreOffice_project/89ea49ddacd9aa532507cbf852f2bb22b1ace28</meta:generator>
    <meta:document-statistic meta:table-count="0" meta:image-count="0" meta:object-count="36" meta:page-count="2" meta:paragraph-count="50" meta:word-count="76" meta:character-count="910" meta:non-whitespace-character-count="836"/>
  </office:meta>
</office:document-meta>
</file>

<file path=Object 1/content.xml><?xml version="1.0" encoding="utf-8"?>
<math xmlns="http://www.w3.org/1998/Math/MathML">
  <semantics>
    <mrow>
      <mrow>
        <msup>
          <mrow>
            <msup>
              <mrow>
                <mo stretchy="false">[</mo>
                <mrow>
                  <msub>
                    <mi>f</mi>
                    <mi>n</mi>
                  </msub>
                </mrow>
                <mo stretchy="false">]</mo>
              </mrow>
              <mrow>
                <mtext>*</mtext>
                <mi>x</mi>
              </mrow>
            </msup>
            <mtext>*</mtext>
            <mrow>
              <mo stretchy="false">[</mo>
              <mrow>
                <msub>
                  <mi>g</mi>
                  <mrow>
                    <mi>n</mi>
                  </mrow>
                </msub>
              </mrow>
              <mo stretchy="false">]</mo>
            </mrow>
          </mrow>
          <mrow>
            <mtext>*</mtext>
            <mi>y</mi>
          </mrow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sub>
            <mo stretchy="false">∇</mo>
            <mn>1</mn>
          </msub>
        </mrow>
      </mrow>
      <mrow>
        <mrow>
          <msup>
            <mrow>
              <mo stretchy="false">[</mo>
              <mrow>
                <msub>
                  <mi>f</mi>
                  <mi>j</mi>
                </msub>
              </mrow>
              <mo stretchy="false">]</mo>
            </mrow>
            <mrow>
              <mtext>*</mtext>
              <mi>x</mi>
            </mrow>
          </msup>
          <mo stretchy="false">⋅</mo>
          <msup>
            <mrow>
              <mo stretchy="false">[</mo>
              <mrow>
                <msub>
                  <mi>g</mi>
                  <mrow>
                    <mi>n</mi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</mrow>
              <mo stretchy="false">]</mo>
            </mrow>
            <mrow>
              <mtext>*</mtext>
              <mi>y</mi>
            </mrow>
          </msup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sub>
            <mo stretchy="false">∇</mo>
            <mn>1</mn>
          </msub>
        </mrow>
      </mrow>
      <mrow>
        <msup>
          <mrow>
            <mo stretchy="false">[</mo>
            <mrow>
              <msub>
                <mi>g</mi>
                <mi>j</mi>
              </msub>
            </mrow>
            <mo stretchy="false">]</mo>
          </mrow>
          <mrow>
            <mtext>*</mtext>
            <mi>y</mi>
          </mrow>
        </msup>
        <mo stretchy="false">⋅</mo>
        <msup>
          <mrow>
            <mo stretchy="false">[</mo>
            <mrow>
              <msub>
                <mi>f</mi>
                <mrow>
                  <mi>n</mi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  <mo stretchy="false">]</mo>
          </mrow>
          <mrow>
            <mtext>*</mtext>
            <mi>x</mi>
          </mrow>
        </msup>
      </mrow>
    </mrow>
    <annotation encoding="StarMath 5.0">{[f_n]^{"*"x} "*" [g_{n}]}^{"*"y} = sum from j = 1 nabla_1[f_j]^{"*"x} cdot [g_{n j^-1}]^{"*"y}= sum from j = 1 nabla_1[g_j]^{"*"y} cdot [f_{n j^-1}]^{"*"x}</annotation>
  </semantics>
</math>
</file>

<file path=Object 10/content.xml><?xml version="1.0" encoding="utf-8"?>
<math xmlns="http://www.w3.org/1998/Math/MathML">
  <semantics>
    <mtable>
      <mtr>
        <mtd>
          <mrow>
            <mtext/>
            <mrow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row>
              <munder>
                <mo stretchy="false">∑</mo>
                <mrow>
                  <mi>m</mi>
                  <mo stretchy="false">=</mo>
                  <mn>0</mn>
                </mrow>
              </munder>
              <mrow>
                <mfrac>
                  <mn>1</mn>
                  <mrow>
                    <mi>m</mi>
                    <mi>!</mi>
                  </mrow>
                </mfrac>
              </mrow>
            </mrow>
            <mrow>
              <mo stretchy="false">(</mo>
              <mrow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frac>
                      <msup>
                        <mo stretchy="false">∂</mo>
                        <mi>m</mi>
                      </msup>
                      <mrow>
                        <mo stretchy="false">∂</mo>
                        <msup>
                          <mi>x</mi>
                          <mi>m</mi>
                        </msup>
                      </mrow>
                    </mfrac>
                    <mfrac>
                      <mi>x</mi>
                      <mrow>
                        <mi>log</mi>
                        <mrow>
                          <mo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stretchy="false">)</mo>
                        </mrow>
                      </mrow>
                    </mfrac>
                  </mrow>
                </mrow>
              </mrow>
              <mo stretchy="false">)</mo>
            </mrow>
            <mrow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row>
                    <mrow>
                      <mi>k</mi>
                      <mo stretchy="false">−</mo>
                      <mn>1</mn>
                    </mrow>
                    <mo stretchy="false">+</mo>
                    <mi>m</mi>
                  </mrow>
                </mrow>
              </msup>
              <mtext>*</mtext>
              <msup>
                <mrow>
                  <mo stretchy="false">[</mo>
                  <mrow>
                    <mi>log</mi>
                    <msub>
                      <mo stretchy="false">ζ</mo>
                      <mrow>
                        <mi>n</mi>
                      </mrow>
                    </msub>
                    <mrow>
                      <mo stretchy="false">(</mo>
                      <mrow>
                        <mi>s</mi>
                      </mrow>
                      <mo stretchy="false">)</mo>
                    </mrow>
                  </mrow>
                  <mo stretchy="false">]</mo>
                </mrow>
                <mrow>
                  <mtext>*</mtext>
                  <mn>1</mn>
                </mrow>
              </msup>
            </mrow>
          </mrow>
        </mtd>
      </mtr>
    </mtable>
    <annotation encoding="StarMath 5.0">""[%zeta_n(s)-1]^{"*"k} = 
"" newline sum from m = 0 {1 over {m!}}(lim from {x rightarrow 0}{partial^m over {partial x^m}x over {log (1+x)}}){[%zeta_n(s)-1]^{"*"k-1+m} "*" [log %zeta_{n}(s)]^{"*"1}}</annotation>
  </semantics>
</math>
</file>

<file path=Object 11/content.xml><?xml version="1.0" encoding="utf-8"?>
<math xmlns="http://www.w3.org/1998/Math/MathML">
  <semantics>
    <mtable>
      <mtr>
        <mtd>
          <mrow>
            <mtext/>
            <mrow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sup>
                        <mrow>
                          <mo stretchy="false">(</mo>
                          <mrow>
                            <mi>s</mi>
                          </mrow>
                          <mo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]</mo>
              </mrow>
              <mrow>
                <mtext>*</mtext>
                <mn>1</mn>
              </mrow>
            </msup>
            <mtext>*</mtext>
            <mrow>
              <mo stretchy="false">(</mo>
              <mrow>
                <mrow>
                  <mrow>
                    <mo stretchy="false">−</mo>
                    <msup>
                      <mrow>
                        <mo stretchy="false">[</mo>
                        <mrow>
                          <msub>
                            <mo stretchy="false">ζ</mo>
                            <mi>n</mi>
                          </msub>
                          <mrow>
                            <msup>
                              <mrow>
                                <mo stretchy="false">(</mo>
                                <mrow>
                                  <mi>s</mi>
                                </mrow>
                                <mo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text>*</mtext>
                        <mrow>
                          <mi>k</mi>
                          <mo stretchy="false">−</mo>
                          <mn>1</mn>
                        </mrow>
                      </mrow>
                    </msup>
                  </mrow>
                  <mo stretchy="false">−</mo>
                  <msup>
                    <mrow>
                      <mo stretchy="false">[</mo>
                      <mrow>
                        <msub>
                          <mo stretchy="false">ζ</mo>
                          <mi>n</mi>
                        </msub>
                        <mrow>
                          <msup>
                            <mrow>
                              <mo stretchy="false">(</mo>
                              <mrow>
                                <mi>s</mi>
                              </mrow>
                              <mo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−</mo>
                          <mn>1</mn>
                        </mrow>
                      </mrow>
                      <mo stretchy="false">]</mo>
                    </mrow>
                    <mrow>
                      <mtext>*</mtext>
                      <mi>k</mi>
                    </mrow>
                  </msup>
                </mrow>
              </mrow>
              <mo stretchy="false">)</mo>
            </mrow>
          </mrow>
        </mtd>
      </mtr>
    </mtable>
    <annotation encoding="StarMath 5.0">""[%zeta_n(s)^-1 - 1]^{"*"k} = 
"" newline [%zeta_n(s) - 1]^{"*"1} "*" (-[%zeta_n(s)^-1 - 1]^{"*"k-1} -[%zeta_n(s)^-1 - 1]^{"*"k})</annotation>
  </semantics>
</math>
</file>

<file path=Object 12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row>
                <mi>k</mi>
                <mo stretchy="false">+</mo>
                <mi>a</mi>
              </mrow>
            </mrow>
          </mrow>
        </msup>
        <mo stretchy="false">=</mo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i>k</mi>
            </mrow>
          </mrow>
        </msup>
      </mrow>
      <mtext>*</mtext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row>
            <mi>a</mi>
          </mrow>
        </mrow>
      </msup>
    </mrow>
    <annotation encoding="StarMath 5.0">[%zeta_n(s)-1]^{"*"{k+a}} = [%zeta_n(s)-1]^{"*"{k}} "*" [%zeta_n(s)-1]^{"*"{a}}</annotation>
  </semantics>
</math>
</file>

<file path=Object 13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row>
                <mi>k</mi>
                <mo stretchy="false">+</mo>
                <mi>a</mi>
              </mrow>
            </mrow>
          </mrow>
        </msup>
        <mo stretchy="false">=</mo>
        <mrow>
          <msup>
            <mrow>
              <mo stretchy="false">(</mo>
              <mrow>
                <mo stretchy="false">ζ</mo>
                <mrow>
                  <mrow>
                    <mo stretchy="false">(</mo>
                    <mrow>
                      <mi>s</mi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  <mrow>
              <mi>k</mi>
            </mrow>
          </msup>
          <mo stretchy="false">⋅</mo>
          <msup>
            <mrow>
              <mo stretchy="false">(</mo>
              <mrow>
                <mo stretchy="false">ζ</mo>
                <mrow>
                  <mrow>
                    <mo stretchy="false">(</mo>
                    <mrow>
                      <mi>s</mi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  <mrow>
              <mi>a</mi>
            </mrow>
          </msup>
        </mrow>
      </mrow>
    </mrow>
    <annotation encoding="StarMath 5.0">(%zeta(s)-1)^{{k+a}} = (%zeta(s)-1)^{k} cdot (%zeta(s)-1)^{a}</annotation>
  </semantics>
</math>
</file>

<file path=Object 14/content.xml><?xml version="1.0" encoding="utf-8"?>
<math xmlns="http://www.w3.org/1998/Math/MathML">
  <semantics>
    <mtable>
      <mtr>
        <mtd>
          <mrow>
            <mtext/>
            <mrow>
              <msup>
                <mrow>
                  <mo stretchy="false">(</mo>
                  <mrow>
                    <mo stretchy="false">ζ</mo>
                    <mrow>
                      <msup>
                        <mrow>
                          <mo stretchy="false">(</mo>
                          <mrow>
                            <mi>s</mi>
                          </mrow>
                          <mo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stretchy="false">)</mo>
                </mrow>
                <mrow>
                  <mi>k</mi>
                </mrow>
              </msup>
              <mo stretchy="false">=</mo>
              <mtext/>
            </mrow>
          </mrow>
        </mtd>
      </mtr>
      <mtr>
        <mtd>
          <mrow>
            <mrow>
              <msup>
                <mrow>
                  <mo stretchy="false">(</mo>
                  <mrow>
                    <mo stretchy="false">ζ</mo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)</mo>
                </mrow>
                <mrow>
                  <mn>1</mn>
                </mrow>
              </msup>
              <mo stretchy="false">⋅</mo>
              <mrow>
                <mo stretchy="false">(</mo>
                <mrow>
                  <mrow>
                    <mrow>
                      <mo stretchy="false">−</mo>
                      <msup>
                        <mrow>
                          <mo stretchy="false">(</mo>
                          <mrow>
                            <mo stretchy="false">ζ</mo>
                            <mrow>
                              <msup>
                                <mrow>
                                  <mo stretchy="false">(</mo>
                                  <mrow>
                                    <mi>s</mi>
                                  </mrow>
                                  <mo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p>
                    </mrow>
                    <mo stretchy="false">−</mo>
                    <msup>
                      <mrow>
                        <mo stretchy="false">(</mo>
                        <mrow>
                          <mo stretchy="false">ζ</mo>
                          <mrow>
                            <msup>
                              <mrow>
                                <mo stretchy="false">(</mo>
                                <mrow>
                                  <mi>s</mi>
                                </mrow>
                                <mo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stretchy="false">)</mo>
                      </mrow>
                      <mrow>
                        <mi>k</mi>
                      </mrow>
                    </msup>
                  </mrow>
                </mrow>
                <mo stretchy="false">)</mo>
              </mrow>
            </mrow>
          </mrow>
        </mtd>
      </mtr>
    </mtable>
    <annotation encoding="StarMath 5.0">""(%zeta(s)^-1 - 1)^{k} = 
"" newline (%zeta(s) - 1)^{1} cdot (-(%zeta(s)^-1 - 1)^{k-1} -(%zeta(s)^-1 - 1)^{k})</annotation>
  </semantics>
</math>
</file>

<file path=Object 15/content.xml><?xml version="1.0" encoding="utf-8"?>
<math xmlns="http://www.w3.org/1998/Math/MathML">
  <semantics>
    <mrow>
      <mtext/>
      <mrow>
        <msup>
          <mrow>
            <mo stretchy="false">[</mo>
            <mrow>
              <msub>
                <mo stretchy="false">ζ</mo>
                <mi>n</mi>
              </msub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i>j</mi>
              </mrow>
            </mrow>
          </msup>
        </mrow>
      </mrow>
      <mrow>
        <mo stretchy="false">(</mo>
        <mrow>
          <mtable>
            <mtr>
              <mtd>
                <mrow>
                  <mrow>
                    <mrow>
                      <mi>k</mi>
                      <mo stretchy="false">+</mo>
                      <mi>j</mi>
                    </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i>k</mi>
                    <mo stretchy="false">−</mo>
                    <mn>1</mn>
                  </mrow>
                </mrow>
              </mtd>
            </mtr>
          </mtable>
        </mrow>
        <mo stretchy="false">)</mo>
      </mrow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row>
            <mrow>
              <mi>k</mi>
              <mo stretchy="false">+</mo>
              <mi>j</mi>
            </mrow>
          </mrow>
        </mrow>
      </msup>
    </mrow>
    <annotation encoding="StarMath 5.0">""[%zeta_n(s)^-1 - 1]^{"*"k} = sum from j = 0 (-1)^{k+j} (binom{k+j-1}{k-1}) [%zeta_n(s) - 1]^{"*"{k+j}}
</annotation>
  </semantics>
</math>
</file>

<file path=Object 16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i>k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i>j</mi>
              </mrow>
            </mrow>
          </msup>
        </mrow>
      </mrow>
      <mrow>
        <mo stretchy="false">(</mo>
        <mrow>
          <mtable>
            <mtr>
              <mtd>
                <mrow>
                  <mrow>
                    <mrow>
                      <mi>k</mi>
                      <mo stretchy="false">+</mo>
                      <mi>j</mi>
                    </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i>k</mi>
                    <mo stretchy="false">−</mo>
                    <mn>1</mn>
                  </mrow>
                </mrow>
              </mtd>
            </mtr>
          </mtable>
        </mrow>
        <mo stretchy="false">)</mo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row>
          <mrow>
            <mrow>
              <mi>k</mi>
              <mo stretchy="false">+</mo>
              <mi>j</mi>
            </mrow>
          </mrow>
        </mrow>
      </msup>
    </mrow>
    <annotation encoding="StarMath 5.0">""(%zeta(s)^-1 - 1)^{k} = sum from j = 0 (-1)^{k+j} (binom{k+j-1}{k-1}) (%zeta(s) - 1)^{{k+j}}
</annotation>
  </semantics>
</math>
</file>

<file path=Object 17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i>k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i>j</mi>
              </mrow>
            </mrow>
          </msup>
        </mrow>
      </mrow>
      <mrow>
        <mo stretchy="false">(</mo>
        <mrow>
          <mtable>
            <mtr>
              <mtd>
                <mrow>
                  <mrow>
                    <mrow>
                      <mi>k</mi>
                      <mo stretchy="false">+</mo>
                      <mi>j</mi>
                    </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i>k</mi>
                    <mo stretchy="false">−</mo>
                    <mn>1</mn>
                  </mrow>
                </mrow>
              </mtd>
            </mtr>
          </mtable>
        </mrow>
        <mo stretchy="false">)</mo>
      </mrow>
      <msup>
        <mrow>
          <mo stretchy="false">(</mo>
          <mrow>
            <mo stretchy="false">ζ</mo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)</mo>
        </mrow>
        <mrow>
          <mrow>
            <mrow>
              <mi>k</mi>
              <mo stretchy="false">+</mo>
              <mi>j</mi>
            </mrow>
          </mrow>
        </mrow>
      </msup>
    </mrow>
    <annotation encoding="StarMath 5.0">""(%zeta(s) - 1)^{k} = sum from j = 0 (-1)^{k+j} (binom{k+j-1}{k-1}) (%zeta(s)^-1 - 1)^{{k+j}}
</annotation>
  </semantics>
</math>
</file>

<file path=Object 18/content.xml><?xml version="1.0" encoding="utf-8"?>
<math xmlns="http://www.w3.org/1998/Math/MathML">
  <semantics>
    <mrow>
      <mtext/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row>
              <mrow>
                <mi>k</mi>
                <mo stretchy="false">+</mo>
                <mi>j</mi>
              </mrow>
            </mrow>
          </msup>
        </mrow>
      </mrow>
      <mrow>
        <mo stretchy="false">(</mo>
        <mrow>
          <mtable>
            <mtr>
              <mtd>
                <mrow>
                  <mrow>
                    <mrow>
                      <mi>k</mi>
                      <mo stretchy="false">+</mo>
                      <mi>j</mi>
                    </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i>k</mi>
                    <mo stretchy="false">−</mo>
                    <mn>1</mn>
                  </mrow>
                </mrow>
              </mtd>
            </mtr>
          </mtable>
        </mrow>
        <mo stretchy="false">)</mo>
      </mrow>
      <msup>
        <mrow>
          <mo stretchy="false">[</mo>
          <mrow>
            <msub>
              <mo stretchy="false">ζ</mo>
              <mi>n</mi>
            </msub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]</mo>
        </mrow>
        <mrow>
          <mtext>*</mtext>
          <mrow>
            <mrow>
              <mi>k</mi>
              <mo stretchy="false">+</mo>
              <mi>j</mi>
            </mrow>
          </mrow>
        </mrow>
      </msup>
    </mrow>
    <annotation encoding="StarMath 5.0">""[%zeta_n(s) - 1]^{"*"k} = sum from j = 0 (-1)^{k+j} (binom{k+j-1}{k-1}) [%zeta_n(s)^-1 - 1]^{"*"{k+j}}
</annotation>
  </semantics>
</math>
</file>

<file path=Object 19/content.xml><?xml version="1.0" encoding="utf-8"?>
<math xmlns="http://www.w3.org/1998/Math/MathML">
  <semantics>
    <mrow>
      <mtext/>
      <mrow>
        <msup>
          <mrow>
            <mo stretchy="false">[</mo>
            <mrow>
              <mi>log</mi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i>k</mi>
              </msup>
              <mrow>
                <mi>k</mi>
              </mrow>
            </mfrac>
          </mrow>
        </mrow>
      </mrow>
      <msup>
        <mrow>
          <mo stretchy="false">[</mo>
          <mrow>
            <msub>
              <mo stretchy="false">ζ</mo>
              <mi>n</mi>
            </msub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]</mo>
        </mrow>
        <mrow>
          <mtext>*</mtext>
          <mrow>
            <mi>k</mi>
          </mrow>
        </mrow>
      </msup>
    </mrow>
    <annotation encoding="StarMath 5.0">""[log %zeta_n(s)]^{"*"1} = sum from k = 1 {(-1)^k over{k}} [%zeta_n(s)^-1 - 1]^{"*"{k}}
</annotation>
  </semantics>
</math>
</file>

<file path=Object 2/content.xml><?xml version="1.0" encoding="utf-8"?>
<math xmlns="http://www.w3.org/1998/Math/MathML">
  <semantics>
    <mrow>
      <mrow>
        <msup>
          <mrow>
            <mo stretchy="false">[</mo>
            <mrow>
              <msub>
                <mo stretchy="false">ζ</mo>
                <mi>n</mi>
              </msub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]</mo>
          </mrow>
          <mrow>
            <mtext>*</mtext>
            <mn>1</mn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i>k</mi>
        </mrow>
      </msup>
    </mrow>
    <annotation encoding="StarMath 5.0">[%zeta_n(s)^-1-1]^{"*"1} = sum from k = 1 (-1)^k [%zeta_n(s)-1]^{"*"k}</annotation>
  </semantics>
</math>
</file>

<file path=Object 20/content.xml><?xml version="1.0" encoding="utf-8"?>
<math xmlns="http://www.w3.org/1998/Math/MathML">
  <semantics>
    <mrow>
      <mtext/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i>k</mi>
              </msup>
              <mrow>
                <mi>k</mi>
              </mrow>
            </mfrac>
          </mrow>
        </mrow>
      </mrow>
      <msup>
        <mrow>
          <mo stretchy="false">(</mo>
          <mrow>
            <mo stretchy="false">ζ</mo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)</mo>
        </mrow>
        <mrow>
          <mrow>
            <mi>k</mi>
          </mrow>
        </mrow>
      </msup>
    </mrow>
    <annotation encoding="StarMath 5.0">""log %zeta(s) = sum from k = 1 {(-1)^k over{k}} (%zeta(s)^-1 - 1)^{{k}}
</annotation>
  </semantics>
</math>
</file>

<file path=Object 21/content.xml><?xml version="1.0" encoding="utf-8"?>
<math xmlns="http://www.w3.org/1998/Math/MathML">
  <semantics>
    <mrow>
      <mtext/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a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[</mo>
          <mrow>
            <msub>
              <mo stretchy="false">ζ</mo>
              <mi>n</mi>
            </msub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]</mo>
        </mrow>
        <mrow>
          <mtext>*</mtext>
          <mrow>
            <mi>k</mi>
          </mrow>
        </mrow>
      </msup>
      <mtext>*</mtext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row>
            <mrow>
              <mi>a</mi>
              <mo stretchy="false">−</mo>
              <mi>j</mi>
            </mrow>
          </mrow>
        </mrow>
      </msup>
    </mrow>
    <annotation encoding="StarMath 5.0">""[%zeta_n(s)-1]^{"*"a} = sum from j = 0 to k (-1)^k (binom{k}{j}) [%zeta_n(s)^-1 - 1]^{"*"{k}} "*" [%zeta_n(s) - 1]^{"*"{a-j}}
</annotation>
  </semantics>
</math>
</file>

<file path=Object 22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i>a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row>
              <mi>k</mi>
            </mrow>
          </mrow>
        </msup>
        <mo stretchy="false">⋅</mo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row>
                <mi>a</mi>
                <mo stretchy="false">−</mo>
                <mi>j</mi>
              </mrow>
            </mrow>
          </mrow>
        </msup>
      </mrow>
    </mrow>
    <annotation encoding="StarMath 5.0">""(%zeta(s)-1)^{a} = sum from j = 0 to k (-1)^k (binom{k}{j}) (%zeta(s)^-1 - 1)^{{k}} cdot (%zeta(s) - 1)^{{a-j}}
</annotation>
  </semantics>
</math>
</file>

<file path=Object 23/content.xml><?xml version="1.0" encoding="utf-8"?>
<math xmlns="http://www.w3.org/1998/Math/MathML">
  <semantics>
    <mrow>
      <mtext/>
      <mrow>
        <msup>
          <mrow>
            <mo stretchy="false">[</mo>
            <mrow>
              <msub>
                <mo stretchy="false">ζ</mo>
                <mi>n</mi>
              </msub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]</mo>
          </mrow>
          <mrow>
            <mtext>*</mtext>
            <mi>a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row>
            <mi>k</mi>
          </mrow>
        </mrow>
      </msup>
      <mtext>*</mtext>
      <msup>
        <mrow>
          <mo stretchy="false">[</mo>
          <mrow>
            <msub>
              <mo stretchy="false">ζ</mo>
              <mi>n</mi>
            </msub>
            <mrow>
              <msup>
                <mrow>
                  <mo stretchy="false">(</mo>
                  <mrow>
                    <mi>s</mi>
                  </mrow>
                  <mo stretchy="false">)</mo>
                </mrow>
                <mrow>
                  <mo stretchy="false">−</mo>
                  <mn>1</mn>
                </mrow>
              </msup>
              <mo stretchy="false">−</mo>
              <mn>1</mn>
            </mrow>
          </mrow>
          <mo stretchy="false">]</mo>
        </mrow>
        <mrow>
          <mtext>*</mtext>
          <mrow>
            <mrow>
              <mi>a</mi>
              <mo stretchy="false">−</mo>
              <mi>j</mi>
            </mrow>
          </mrow>
        </mrow>
      </msup>
    </mrow>
    <annotation encoding="StarMath 5.0">""[%zeta_n(s)^-1-1]^{"*"a} = sum from j = 0 to k (-1)^k (binom{k}{j}) [%zeta_n(s) - 1]^{"*"{k}} "*" [%zeta_n(s)^-1 - 1]^{"*"{a-j}}
</annotation>
  </semantics>
</math>
</file>

<file path=Object 24/content.xml><?xml version="1.0" encoding="utf-8"?>
<math xmlns="http://www.w3.org/1998/Math/MathML">
  <semantics>
    <mrow>
      <mtext/>
      <mrow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i>a</mi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i>k</mi>
            </mrow>
          </mrow>
        </msup>
        <mo stretchy="false">⋅</mo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row>
              <mrow>
                <mi>a</mi>
                <mo stretchy="false">−</mo>
                <mi>j</mi>
              </mrow>
            </mrow>
          </mrow>
        </msup>
      </mrow>
    </mrow>
    <annotation encoding="StarMath 5.0">""(%zeta(s)^-1-1)^{a} = sum from j = 0 to k (-1)^k (binom{k}{j}) (%zeta(s) - 1)^{{k}} cdot (%zeta(s)^-1 - 1)^{{a-j}}
</annotation>
  </semantics>
</math>
</file>

<file path=Object 25/content.xml><?xml version="1.0" encoding="utf-8"?>
<math xmlns="http://www.w3.org/1998/Math/MathML">
  <semantics>
    <mrow>
      <mtext/>
      <mrow>
        <msup>
          <mrow>
            <mo stretchy="false">[</mo>
            <mrow>
              <mi>log</mi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a</mi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sup>
        <mrow>
          <mo stretchy="false">[</mo>
          <mrow>
            <msub>
              <mo stretchy="false">ζ</mo>
              <mi>n</mi>
            </msub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]</mo>
        </mrow>
        <mrow>
          <mtext>*</mtext>
          <mi>k</mi>
        </mrow>
      </msup>
      <msup>
        <mrow>
          <mo stretchy="false">[</mo>
          <mrow>
            <mi>log</mi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row>
            <mi>a</mi>
            <mo stretchy="false">−</mo>
            <mn>1</mn>
          </mrow>
        </mrow>
      </msup>
    </mrow>
    <annotation encoding="StarMath 5.0">""[log %zeta_n(s)]^{"*"a} = sum from k = 1 {(-1)^{k+1} over k}[%zeta_n(s)-1]^{"*"k} [log %zeta_n(s)]^{"*"a-1} 
</annotation>
  </semantics>
</math>
</file>

<file path=Object 26/content.xml><?xml version="1.0" encoding="utf-8"?>
<math xmlns="http://www.w3.org/1998/Math/MathML">
  <semantics>
    <mrow>
      <mtext/>
      <mrow>
        <msup>
          <mrow>
            <mo stretchy="false">(</mo>
            <mrow>
              <mi>log</mi>
              <mo stretchy="false">ζ</mo>
              <mrow>
                <mo stretchy="false">(</mo>
                <mrow>
                  <mi>s</mi>
                </mrow>
                <mo stretchy="false">)</mo>
              </mrow>
            </mrow>
            <mo stretchy="false">)</mo>
          </mrow>
          <mrow>
            <mi>a</mi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frac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k</mi>
                    <mo stretchy="false">+</mo>
                    <mn>1</mn>
                  </mrow>
                </mrow>
              </msup>
              <mi>k</mi>
            </mfrac>
          </mrow>
        </mrow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row>
          <mi>k</mi>
        </mrow>
      </msup>
      <msup>
        <mrow>
          <mo stretchy="false">(</mo>
          <mrow>
            <mi>log</mi>
            <mo stretchy="false">ζ</mo>
            <mrow>
              <mo stretchy="false">(</mo>
              <mrow>
                <mi>s</mi>
              </mrow>
              <mo stretchy="false">)</mo>
            </mrow>
          </mrow>
          <mo stretchy="false">)</mo>
        </mrow>
        <mrow>
          <mrow>
            <mi>a</mi>
            <mo stretchy="false">−</mo>
            <mn>1</mn>
          </mrow>
        </mrow>
      </msup>
    </mrow>
    <annotation encoding="StarMath 5.0">""(log %zeta(s))^{a} = sum from k = 1 {(-1)^{k+1} over k}(%zeta(s)-1)^{k} (log %zeta(s))^{a-1} 
</annotation>
  </semantics>
</math>
</file>

<file path=Object 27/content.xml><?xml version="1.0" encoding="utf-8"?>
<math xmlns="http://www.w3.org/1998/Math/MathML">
  <semantics>
    <mrow>
      <mi>log</mi>
      <mo stretchy="false">ζ</mo>
      <mrow>
        <mrow>
          <mo stretchy="false">(</mo>
          <mrow>
            <mi>s</mi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row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i>k</mi>
                    </msup>
                    <mrow>
                      <mo stretchy="false">∂</mo>
                      <msup>
                        <mi>z</mi>
                        <mi>k</mi>
                      </msup>
                    </mrow>
                  </mfrac>
                </mrow>
              </mrow>
            </mrow>
            <mo stretchy="false">ζ</mo>
            <msup>
              <mrow>
                <mo stretchy="false">(</mo>
                <mrow>
                  <mi>s</mi>
                </mrow>
                <mo stretchy="false">)</mo>
              </mrow>
              <mrow>
                <mi>z</mi>
              </mrow>
            </msup>
          </mrow>
        </mrow>
      </mrow>
    </mrow>
    <annotation encoding="StarMath 5.0">log %zeta(s) =  sum from k = 0 {{B_k over{k!}} (%zeta(s)-1) cdot lim from {z rightarrow 0} {partial^k over {partial z^k}} %zeta(s)^{z}}</annotation>
  </semantics>
</math>
</file>

<file path=Object 28/content.xml><?xml version="1.0" encoding="utf-8"?>
<math xmlns="http://www.w3.org/1998/Math/MathML">
  <semantics>
    <mrow>
      <mrow>
        <msup>
          <mrow>
            <mo stretchy="false">[</mo>
            <mrow>
              <mi>log</mi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n>1</mn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]</mo>
              </mrow>
              <mrow>
                <mtext>*</mtext>
                <mn>1</mn>
              </mrow>
            </msup>
            <mtext>*</mtext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sup>
                    <mo stretchy="false">∂</mo>
                    <mi>k</mi>
                  </msup>
                  <mrow>
                    <mo stretchy="false">∂</mo>
                    <msup>
                      <mi>z</mi>
                      <mi>k</mi>
                    </msup>
                  </mrow>
                </mfrac>
              </mrow>
            </mrow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o stretchy="false">(</mo>
                    <mrow>
                      <mi>s</mi>
                    </mrow>
                    <mo stretchy="false">)</mo>
                  </mrow>
                </mrow>
                <mo stretchy="false">]</mo>
              </mrow>
              <mrow>
                <mtext>*</mtext>
                <mi>z</mi>
              </mrow>
            </msup>
          </mrow>
        </mrow>
      </mrow>
    </mrow>
    <annotation encoding="StarMath 5.0">[log %zeta_n(s)]^{"*"1} =  sum from k = 0 {{B_k over{k!}} [%zeta_n(s)-1]^{"*"1} "*" lim from {z rightarrow 0} {partial^k over {partial z^k}} [%zeta_n(s)]^{"*"z}}</annotation>
  </semantics>
</math>
</file>

<file path=Object 29/content.xml><?xml version="1.0" encoding="utf-8"?>
<math xmlns="http://www.w3.org/1998/Math/MathML">
  <semantics>
    <mrow>
      <mrow>
        <munder>
          <mi>lim</mi>
          <mrow>
            <mi>z</mi>
            <mo stretchy="false">→</mo>
            <mn>0</mn>
          </mrow>
        </munder>
        <mrow>
          <mfrac>
            <msup>
              <mo stretchy="false">∂</mo>
              <mrow>
                <mi>a</mi>
              </mrow>
            </msup>
            <mrow>
              <mo stretchy="false">∂</mo>
              <msup>
                <mi>z</mi>
                <mrow>
                  <mi>a</mi>
                </mrow>
              </msup>
            </mrow>
          </mfrac>
        </mrow>
      </mrow>
      <mrow>
        <msup>
          <mrow>
            <mo stretchy="false">[</mo>
            <mrow>
              <msub>
                <mo stretchy="false">ζ</mo>
                <mi>n</mi>
              </msub>
              <mrow>
                <mo stretchy="false">(</mo>
                <mrow>
                  <mi>s</mi>
                </mrow>
                <mo stretchy="false">)</mo>
              </mrow>
            </mrow>
            <mo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]</mo>
              </mrow>
              <mrow>
                <mtext>*</mtext>
                <mn>1</mn>
              </mrow>
            </msup>
            <mtext>*</mtext>
            <mrow>
              <munder>
                <mi>lim</mi>
                <mrow>
                  <mi>z</mi>
                  <mo stretchy="false">→</mo>
                  <mn>0</mn>
                </mrow>
              </munder>
              <mrow>
                <mfrac>
                  <msup>
                    <mo stretchy="false">∂</mo>
                    <mrow>
                      <mrow>
                        <mrow>
                          <mi>k</mi>
                          <mo stretchy="false">+</mo>
                          <mi>a</mi>
                        </mrow>
                        <mo stretchy="false">−</mo>
                        <mn>1</mn>
                      </mrow>
                    </mrow>
                  </msup>
                  <mrow>
                    <mo stretchy="false">∂</mo>
                    <msup>
                      <mi>z</mi>
                      <mrow>
                        <mrow>
                          <mrow>
                            <mi>k</mi>
                            <mo stretchy="false">+</mo>
                            <mi>a</mi>
                          </mrow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o stretchy="false">(</mo>
                    <mrow>
                      <mi>s</mi>
                    </mrow>
                    <mo stretchy="false">)</mo>
                  </mrow>
                </mrow>
                <mo stretchy="false">]</mo>
              </mrow>
              <mrow>
                <mtext>*</mtext>
                <mi>z</mi>
              </mrow>
            </msup>
          </mrow>
        </mrow>
      </mrow>
    </mrow>
    <annotation encoding="StarMath 5.0">lim from {z rightarrow 0}{partial^{a} over {partial z^{a}}}[%zeta_n(s)]^{"*"z} =  sum from k = 0 {{B_k over{k!}} [%zeta_n(s)-1]^{"*"1} "*" lim from {z rightarrow 0} {partial^{k+a-1} over {partial z^{k+a-1}}}[%zeta_n(s)]^{"*"z}}</annotation>
  </semantics>
</math>
</file>

<file path=Object 3/content.xml><?xml version="1.0" encoding="utf-8"?>
<math xmlns="http://www.w3.org/1998/Math/MathML">
  <semantics>
    <mrow>
      <mrow>
        <msup>
          <mrow>
            <mo stretchy="false">(</mo>
            <mrow>
              <mo stretchy="false">ζ</mo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)</mo>
          </mrow>
          <mrow>
            <mn>1</mn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stretchy="false">(</mo>
              <mrow>
                <mrow>
                  <mo stretchy="false">−</mo>
                  <mn>1</mn>
                </mrow>
              </mrow>
              <mo stretchy="false">)</mo>
            </mrow>
            <mi>k</mi>
          </msup>
        </mrow>
      </mrow>
      <msup>
        <mrow>
          <mo stretchy="false">(</mo>
          <mrow>
            <mo stretchy="false">ζ</mo>
            <mrow>
              <mrow>
                <mo stretchy="false">(</mo>
                <mrow>
                  <mi>s</mi>
                </mrow>
                <mo stretchy="false">)</mo>
              </mrow>
              <mo stretchy="false">−</mo>
              <mn>1</mn>
            </mrow>
          </mrow>
          <mo stretchy="false">)</mo>
        </mrow>
        <mi>k</mi>
      </msup>
    </mrow>
    <annotation encoding="StarMath 5.0">(%zeta(s)^-1-1)^{1} = sum from k = 1 (-1)^k (%zeta(s)-1)^k</annotation>
  </semantics>
</math>
</file>

<file path=Object 30/content.xml><?xml version="1.0" encoding="utf-8"?>
<math xmlns="http://www.w3.org/1998/Math/MathML">
  <semantics>
    <mrow>
      <mrow>
        <munder>
          <mi>lim</mi>
          <mrow>
            <mi>z</mi>
            <mo stretchy="false">→</mo>
            <mn>0</mn>
          </mrow>
        </munder>
        <mrow>
          <mfrac>
            <msup>
              <mo stretchy="false">∂</mo>
              <mrow>
                <mi>a</mi>
              </mrow>
            </msup>
            <mrow>
              <mo stretchy="false">∂</mo>
              <msup>
                <mi>z</mi>
                <mrow>
                  <mi>a</mi>
                </mrow>
              </msup>
            </mrow>
          </mfrac>
        </mrow>
      </mrow>
      <mo stretchy="false">ζ</mo>
      <mrow>
        <msup>
          <mrow>
            <mo stretchy="false">(</mo>
            <mrow>
              <mi>s</mi>
            </mrow>
            <mo stretchy="false">)</mo>
          </mrow>
          <mrow>
            <mi>z</mi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row>
              <mfrac>
                <msub>
                  <mi>B</mi>
                  <mi>k</mi>
                </msub>
                <mrow>
                  <mi>k</mi>
                  <mi>!</mi>
                </mrow>
              </mfrac>
            </mrow>
            <mrow>
              <msup>
                <mrow>
                  <mo stretchy="false">(</mo>
                  <mrow>
                    <mo stretchy="false">ζ</mo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)</mo>
                </mrow>
                <mrow>
                  <mn>1</mn>
                </mrow>
              </msup>
              <mo stretchy="false">⋅</mo>
              <mrow>
                <munder>
                  <mi>lim</mi>
                  <mrow>
                    <mi>z</mi>
                    <mo stretchy="false">→</mo>
                    <mn>0</mn>
                  </mrow>
                </munder>
                <mrow>
                  <mfrac>
                    <msup>
                      <mo stretchy="false">∂</mo>
                      <mrow>
                        <mrow>
                          <mrow>
                            <mi>k</mi>
                            <mo stretchy="false">+</mo>
                            <mi>a</mi>
                          </mrow>
                          <mo stretchy="false">−</mo>
                          <mn>1</mn>
                        </mrow>
                      </mrow>
                    </msup>
                    <mrow>
                      <mo stretchy="false">∂</mo>
                      <msup>
                        <mi>z</mi>
                        <mrow>
                          <mrow>
                            <mrow>
                              <mi>k</mi>
                              <mo stretchy="false">+</mo>
                              <mi>a</mi>
                            </mrow>
                            <mo stretchy="false">−</mo>
                            <mn>1</mn>
                          </mrow>
                        </mrow>
                      </msup>
                    </mrow>
                  </mfrac>
                </mrow>
              </mrow>
            </mrow>
            <mo stretchy="false">ζ</mo>
            <msup>
              <mrow>
                <mo stretchy="false">(</mo>
                <mrow>
                  <mi>s</mi>
                </mrow>
                <mo stretchy="false">)</mo>
              </mrow>
              <mrow>
                <mi>z</mi>
              </mrow>
            </msup>
          </mrow>
        </mrow>
      </mrow>
    </mrow>
    <annotation encoding="StarMath 5.0">lim from {z rightarrow 0}{partial^{a} over {partial z^{a}}}%zeta(s)^{z} =  sum from k = 0 {{B_k over{k!}} (%zeta(s)-1)^{1} cdot lim from {z rightarrow 0} {partial^{k+a-1} over {partial z^{k+a-1}}}%zeta(s)^{z}}</annotation>
  </semantics>
</math>
</file>

<file path=Object 31/content.xml><?xml version="1.0" encoding="utf-8"?>
<math xmlns="http://www.w3.org/1998/Math/MathML">
  <semantics>
    <mrow>
      <mrow>
        <msup>
          <mrow>
            <mo stretchy="false">[</mo>
            <mrow>
              <msub>
                <mi>f</mi>
                <mi>n</mi>
              </msub>
            </mrow>
            <mo stretchy="false">]</mo>
          </mrow>
          <mrow>
            <mtext>*</mtext>
            <mn>0</mn>
          </mrow>
        </msup>
        <mo stretchy="false">=</mo>
        <msub>
          <mn>1</mn>
          <mrow>
            <mtext>[</mtext>
            <mn>1,</mn>
            <mo stretchy="false">∞</mo>
            <mtext>)</mtext>
          </mrow>
        </msub>
      </mrow>
      <mrow>
        <mo stretchy="false">(</mo>
        <mrow>
          <mfenced open="∣" close="∣">
            <mrow>
              <mi>n</mi>
            </mrow>
          </mfenced>
        </mrow>
        <mo stretchy="false">)</mo>
      </mrow>
    </mrow>
    <annotation encoding="StarMath 5.0">[f_n]^{"*"0} = 1_{"["1,infinity")"}(abs{n})

</annotation>
  </semantics>
</math>
</file>

<file path=Object 32/content.xml><?xml version="1.0" encoding="utf-8"?>
<math xmlns="http://www.w3.org/1998/Math/MathML">
  <semantics>
    <mrow>
      <mrow>
        <msup>
          <mrow>
            <mo stretchy="false">[</mo>
            <mrow>
              <msub>
                <mi>f</mi>
                <mi>n</mi>
              </msub>
            </mrow>
            <mo stretchy="false">]</mo>
          </mrow>
          <mrow>
            <mtext>*</mtext>
            <mi>k</mi>
          </mrow>
        </msup>
        <mo stretchy="false">=</mo>
        <mrow>
          <munder>
            <mo stretchy="false">∑</mo>
            <mrow>
              <mrow>
                <mfenced open="∣" close="∣">
                  <mrow>
                    <mfrac>
                      <mi>n</mi>
                      <mrow>
                        <mrow>
                          <mrow>
                            <msub>
                              <mi>m</mi>
                              <mn>1</mn>
                            </msub>
                            <mo stretchy="false">⋅</mo>
                            <msub>
                              <mi>m</mi>
                              <mn>2</mn>
                            </msub>
                          </mrow>
                          <mo stretchy="false">⋅</mo>
                          <mn>..</mn>
                        </mrow>
                        <msub>
                          <mi>m</mi>
                          <mi>k</mi>
                        </msub>
                      </mrow>
                    </mfrac>
                  </mrow>
                </mfenced>
                <mo stretchy="false">≥</mo>
                <mn>1</mn>
              </mrow>
              <mi>;</mi>
              <mrow>
                <msub>
                  <mi>m</mi>
                  <mi>k</mi>
                </msub>
                <mo stretchy="false">≥</mo>
                <mn>1</mn>
              </mrow>
            </mrow>
          </munder>
          <mrow>
            <mi>f</mi>
            <mrow>
              <mrow>
                <mo stretchy="false">(</mo>
                <mrow>
                  <msub>
                    <mi>m</mi>
                    <mn>1</mn>
                  </msub>
                </mrow>
                <mo stretchy="false">)</mo>
              </mrow>
              <mo stretchy="false">⋅</mo>
              <mi>f</mi>
            </mrow>
            <mrow>
              <mrow>
                <mo stretchy="false">(</mo>
                <mrow>
                  <msub>
                    <mi>m</mi>
                    <mn>2</mn>
                  </msub>
                </mrow>
                <mo stretchy="false">)</mo>
              </mrow>
              <mo stretchy="false">⋅</mo>
              <mn>...</mn>
            </mrow>
            <mi>f</mi>
            <mrow>
              <mo stretchy="false">(</mo>
              <mrow>
                <msub>
                  <mi>m</mi>
                  <mi>k</mi>
                </msub>
              </mrow>
              <mo stretchy="false">)</mo>
            </mrow>
          </mrow>
        </mrow>
      </mrow>
    </mrow>
    <annotation encoding="StarMath 5.0">[f_n]^{"*"k} = sum from {abs {n over {m_1 cdot m_2 cdot .. m_k}} &gt;= 1; m_k &gt;= 1} {f(m_1) cdot f(m_2) cdot ... f(m_k)}

</annotation>
  </semantics>
</math>
</file>

<file path=Object 33/content.xml><?xml version="1.0" encoding="utf-8"?>
<math xmlns="http://www.w3.org/1998/Math/MathML">
  <semantics>
    <mrow>
      <msub>
        <mo stretchy="false">∇</mo>
        <mn>1</mn>
      </msub>
      <mrow>
        <msup>
          <mrow>
            <mo stretchy="false">[</mo>
            <mrow>
              <msub>
                <mi>f</mi>
                <mi>n</mi>
              </msub>
            </mrow>
            <mo stretchy="false">]</mo>
          </mrow>
          <mrow>
            <mtext>*</mtext>
            <mi>z</mi>
          </mrow>
        </msup>
        <mo stretchy="false">=</mo>
        <mrow>
          <msup>
            <mrow>
              <mo stretchy="false">[</mo>
              <mrow>
                <msub>
                  <mi>f</mi>
                  <mi>n</mi>
                </msub>
              </mrow>
              <mo stretchy="false">]</mo>
            </mrow>
            <mrow>
              <mtext>*</mtext>
              <mi>z</mi>
            </mrow>
          </msup>
          <mo stretchy="false">−</mo>
          <msup>
            <mrow>
              <mo stretchy="false">[</mo>
              <mrow>
                <msub>
                  <mi>f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]</mo>
            </mrow>
            <mrow>
              <mtext>*</mtext>
              <mi>z</mi>
            </mrow>
          </msup>
        </mrow>
      </mrow>
    </mrow>
    <annotation encoding="StarMath 5.0">nabla_1[f_n]^{"*"z} = [f_n]^{"*"z} - [f_{n-1}]^{"*"z}</annotation>
  </semantics>
</math>
</file>

<file path=Object 34/content.xml><?xml version="1.0" encoding="utf-8"?>
<math xmlns="http://www.w3.org/1998/Math/MathML">
  <semantics>
    <mrow>
      <mrow>
        <msup>
          <mrow>
            <msup>
              <mrow>
                <mo stretchy="false">[</mo>
                <mrow>
                  <msub>
                    <mi>f</mi>
                    <mi>n</mi>
                  </msub>
                </mrow>
                <mo stretchy="false">]</mo>
              </mrow>
              <mrow>
                <mtext>*</mtext>
                <mi>x</mi>
              </mrow>
            </msup>
            <mtext>/*</mtext>
            <mrow>
              <mo stretchy="false">[</mo>
              <mrow>
                <msub>
                  <mi>g</mi>
                  <mrow>
                    <mi>n</mi>
                  </mrow>
                </msub>
              </mrow>
              <mo stretchy="false">]</mo>
            </mrow>
          </mrow>
          <mrow>
            <mtext>*</mtext>
            <mi>y</mi>
          </mrow>
        </msup>
        <mo stretchy="false">=</mo>
        <msup>
          <mrow>
            <msup>
              <mrow>
                <mo stretchy="false">[</mo>
                <mrow>
                  <msub>
                    <mi>f</mi>
                    <mi>n</mi>
                  </msub>
                </mrow>
                <mo stretchy="false">]</mo>
              </mrow>
              <mrow>
                <mtext>*</mtext>
                <mi>x</mi>
              </mrow>
            </msup>
            <mtext>*</mtext>
            <mrow>
              <mo stretchy="false">[</mo>
              <mrow>
                <msub>
                  <mi>g</mi>
                  <mrow>
                    <mi>n</mi>
                  </mrow>
                </msub>
              </mrow>
              <mo stretchy="false">]</mo>
            </mrow>
          </mrow>
          <mrow>
            <mrow>
              <mtext>*</mtext>
              <mo stretchy="false">−</mo>
              <mi>y</mi>
            </mrow>
          </mrow>
        </msup>
      </mrow>
    </mrow>
    <annotation encoding="StarMath 5.0">{[f_n]^{"*"x} "/*" [g_{n}]}^{"*"y} = {[f_n]^{"*"x} "*" [g_{n}]}^{"*"-y}</annotation>
  </semantics>
</math>
</file>

<file path=Object 35/content.xml><?xml version="1.0" encoding="utf-8"?>
<math xmlns="http://www.w3.org/1998/Math/MathML">
  <semantics>
    <mtable>
      <mtr>
        <mtd>
          <mrow>
            <mtext/>
            <mrow>
              <msup>
                <mrow>
                  <mo stretchy="false">[</mo>
                  <mrow>
                    <mrow>
                      <msup>
                        <mrow>
                          <mo stretchy="false">(</mo>
                          <mrow>
                            <mi>log</mi>
                            <mrow>
                              <mo stretchy="false">(</mo>
                              <mrow>
                                <mrow>
                                  <mn>1</mn>
                                  <mo stretchy="false">+</mo>
                                  <msub>
                                    <mo stretchy="false">ζ</mo>
                                    <mi>n</mi>
                                  </msub>
                                </mrow>
                                <mrow>
                                  <mo stretchy="false">(</mo>
                                  <mrow>
                                    <mi>s</mi>
                                  </mrow>
                                  <mo stretchy="false">)</mo>
                                </mrow>
                              </mrow>
                              <mo stretchy="false">)</mo>
                            </mrow>
                          </mrow>
                          <mo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i>a</mi>
                </mrow>
              </msup>
              <mo stretchy="false">=</mo>
              <mtext/>
            </mrow>
          </mrow>
        </mtd>
      </mtr>
      <mtr>
        <mtd>
          <mrow>
            <mtext>         </mtext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row>
                <mo stretchy="false">(</mo>
                <mrow>
                  <mrow>
                    <munder>
                      <mi>lim</mi>
                      <mrow>
                        <mi>x</mi>
                        <mo stretchy="false">→</mo>
                        <mn>0</mn>
                      </mrow>
                    </munder>
                    <mrow>
                      <mfrac>
                        <msup>
                          <mo stretchy="false">∂</mo>
                          <mi>k</mi>
                        </msup>
                        <mrow>
                          <mo stretchy="false">∂</mo>
                          <msup>
                            <mi>x</mi>
                            <mi>k</mi>
                          </msup>
                        </mrow>
                      </mfrac>
                      <msup>
                        <mrow>
                          <mo stretchy="false">(</mo>
                          <mrow>
                            <mrow>
                              <msup>
                                <mrow>
                                  <mo stretchy="false">(</mo>
                                  <mrow>
                                    <mrow>
                                      <mi>log</mi>
                                      <mrow>
                                        <mrow>
                                          <mo stretchy="false">(</mo>
                                          <mrow>
                                            <mrow>
                                              <mn>1</mn>
                                              <mo stretchy="false">+</mo>
                                              <mi>x</mi>
                                            </mrow>
                                          </mrow>
                                          <mo stretchy="false">)</mo>
                                        </mrow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a</mi>
                      </msup>
                    </mrow>
                  </mrow>
                </mrow>
                <mo stretchy="false">)</mo>
              </mrow>
            </mrow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]</mo>
              </mrow>
              <mrow>
                <mtext>*</mtext>
                <mi>k</mi>
              </mrow>
            </msup>
          </mrow>
        </mtd>
      </mtr>
    </mtable>
    <annotation encoding="StarMath 5.0">"" [(log (1+%zeta_n(s)))^-1-1]^{"*"a} =  
"" newline "         " sum from k = 0 (lim from {x rightarrow 0}{partial^k over {partial x^k} (({log(1+x)+1})^-1-1)^a})[%zeta_n(s)-1]^{"*"k}</annotation>
  </semantics>
</math>
</file>

<file path=Object 36/content.xml><?xml version="1.0" encoding="utf-8"?>
<math xmlns="http://www.w3.org/1998/Math/MathML">
  <semantics>
    <mtable>
      <mtr>
        <mtd>
          <mrow>
            <mtext/>
            <mrow>
              <msup>
                <mrow>
                  <mo stretchy="false">(</mo>
                  <mrow>
                    <mrow>
                      <msup>
                        <mrow>
                          <mo stretchy="false">(</mo>
                          <mrow>
                            <mi>log</mi>
                            <mrow>
                              <mo stretchy="false">(</mo>
                              <mrow>
                                <mrow>
                                  <mn>1</mn>
                                  <mo stretchy="false">+</mo>
                                  <mo stretchy="false">ζ</mo>
                                </mrow>
                                <mrow>
                                  <mo stretchy="false">(</mo>
                                  <mrow>
                                    <mi>s</mi>
                                  </mrow>
                                  <mo stretchy="false">)</mo>
                                </mrow>
                              </mrow>
                              <mo stretchy="false">)</mo>
                            </mrow>
                          </mrow>
                          <mo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stretchy="false">)</mo>
                </mrow>
                <mi>a</mi>
              </msup>
              <mo stretchy="false">=</mo>
              <mtext/>
            </mrow>
          </mrow>
        </mtd>
      </mtr>
      <mtr>
        <mtd>
          <mrow>
            <mtext>         </mtext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row>
                <mo stretchy="false">(</mo>
                <mrow>
                  <mrow>
                    <munder>
                      <mi>lim</mi>
                      <mrow>
                        <mi>x</mi>
                        <mo stretchy="false">→</mo>
                        <mn>0</mn>
                      </mrow>
                    </munder>
                    <mrow>
                      <mfrac>
                        <msup>
                          <mo stretchy="false">∂</mo>
                          <mi>k</mi>
                        </msup>
                        <mrow>
                          <mo stretchy="false">∂</mo>
                          <msup>
                            <mi>x</mi>
                            <mi>k</mi>
                          </msup>
                        </mrow>
                      </mfrac>
                      <msup>
                        <mrow>
                          <mo stretchy="false">(</mo>
                          <mrow>
                            <mrow>
                              <msup>
                                <mrow>
                                  <mo stretchy="false">(</mo>
                                  <mrow>
                                    <mrow>
                                      <mi>log</mi>
                                      <mrow>
                                        <mrow>
                                          <mo stretchy="false">(</mo>
                                          <mrow>
                                            <mrow>
                                              <mn>1</mn>
                                              <mo stretchy="false">+</mo>
                                              <mi>x</mi>
                                            </mrow>
                                          </mrow>
                                          <mo stretchy="false">)</mo>
                                        </mrow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  <mi>a</mi>
                      </msup>
                    </mrow>
                  </mrow>
                </mrow>
                <mo stretchy="false">)</mo>
              </mrow>
            </mrow>
            <msup>
              <mrow>
                <mo stretchy="false">(</mo>
                <mrow>
                  <mo stretchy="false">ζ</mo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)</mo>
              </mrow>
              <mi>k</mi>
            </msup>
          </mrow>
        </mtd>
      </mtr>
    </mtable>
    <annotation encoding="StarMath 5.0">"" ((log (1+%zeta(s)))^-1-1)^a =  
"" newline "         " sum from k = 0 (lim from {x rightarrow 0}{partial^k over {partial x^k} (({log(1+x)+1})^-1-1)^a})(%zeta(s)-1)^k</annotation>
  </semantics>
</math>
</file>

<file path=Object 4/content.xml><?xml version="1.0" encoding="utf-8"?>
<math xmlns="http://www.w3.org/1998/Math/MathML">
  <semantics>
    <mtable>
      <mtr>
        <mtd>
          <mrow>
            <mtext/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sup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stretchy="false">]</mo>
              </mrow>
              <mrow>
                <mtext>*</mtext>
                <mn>1</mn>
              </mrow>
            </msup>
            <mtext>*</mtext>
            <mrow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row>
              <munder>
                <mo stretchy="false">∑</mo>
                <mrow>
                  <mi>j</mi>
                  <mo stretchy="false">=</mo>
                  <mn>0</mn>
                </mrow>
              </munder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i>j</mi>
              </msup>
            </mrow>
            <mrow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row>
                    <mrow>
                      <mi>j</mi>
                      <mo stretchy="false">+</mo>
                      <mi>k</mi>
                    </mrow>
                  </mrow>
                </mrow>
              </msup>
              <mo stretchy="false">=</mo>
              <mtext/>
            </mrow>
          </mrow>
        </mtd>
      </mtr>
      <mtr>
        <mtd>
          <mrow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row>
                      <mo stretchy="false">(</mo>
                      <mrow>
                        <mi>s</mi>
                      </mrow>
                      <mo stretchy="false">)</mo>
                    </mrow>
                    <mo stretchy="false">−</mo>
                    <mn>1</mn>
                  </mrow>
                </mrow>
                <mo stretchy="false">]</mo>
              </mrow>
              <mrow>
                <mtext>*</mtext>
                <mi>k</mi>
              </mrow>
            </msup>
            <mtext>*</mtext>
            <msup>
              <mrow>
                <mo stretchy="false">[</mo>
                <mrow>
                  <msub>
                    <mo stretchy="false">ζ</mo>
                    <mi>n</mi>
                  </msub>
                  <mrow>
                    <mo stretchy="false">(</mo>
                    <mrow>
                      <mi>s</mi>
                    </mrow>
                    <mo stretchy="false">)</mo>
                  </mrow>
                </mrow>
                <mo stretchy="false">]</mo>
              </mrow>
              <mrow>
                <mrow>
                  <mtext>*</mtext>
                  <mo stretchy="false">−</mo>
                  <mn>1</mn>
                </mrow>
              </mrow>
            </msup>
          </mrow>
        </mtd>
      </mtr>
    </mtable>
    <annotation encoding="StarMath 5.0">""[%zeta_n(s)^-1-1]^{"*"1} "*" [%zeta_n(s)-1]^{"*"k}  = 
"" newline sum from j = 0 (-1)^j [%zeta_n(s)-1]^{"*"{j+k}} = 
"" newline [%zeta_n(s)-1]^{"*"k} "*" [%zeta_n(s)]^{"*"-1}</annotation>
  </semantics>
</math>
</file>

<file path=Object 5/content.xml><?xml version="1.0" encoding="utf-8"?>
<math xmlns="http://www.w3.org/1998/Math/MathML">
  <semantics>
    <mtable>
      <mtr>
        <mtd>
          <mrow>
            <mtext/>
            <mrow>
              <mrow>
                <mrow>
                  <mo stretchy="false">(</mo>
                  <mrow>
                    <mo stretchy="false">ζ</mo>
                    <mrow>
                      <msup>
                        <mrow>
                          <mo stretchy="false">(</mo>
                          <mrow>
                            <mi>s</mi>
                          </mrow>
                          <mo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stretchy="false">)</mo>
                </mrow>
                <mo stretchy="false">⋅</mo>
                <msup>
                  <mrow>
                    <mo stretchy="false">(</mo>
                    <mrow>
                      <mo stretchy="false">ζ</mo>
                      <mrow>
                        <mrow>
                          <mo stretchy="false">(</mo>
                          <mrow>
                            <mi>s</mi>
                          </mrow>
                          <mo stretchy="false">)</mo>
                        </mrow>
                        <mo stretchy="false">−</mo>
                        <mn>1</mn>
                      </mrow>
                    </mrow>
                    <mo stretchy="false">)</mo>
                  </mrow>
                  <mrow>
                    <mi>k</mi>
                  </mrow>
                </msup>
              </mrow>
              <mo stretchy="false">=</mo>
              <mtext/>
            </mrow>
          </mrow>
        </mtd>
      </mtr>
      <mtr>
        <mtd>
          <mrow>
            <mrow>
              <munder>
                <mo stretchy="false">∑</mo>
                <mrow>
                  <mi>j</mi>
                  <mo stretchy="false">=</mo>
                  <mn>0</mn>
                </mrow>
              </munder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i>j</mi>
              </msup>
            </mrow>
            <mrow>
              <msup>
                <mrow>
                  <mo stretchy="false">(</mo>
                  <mrow>
                    <mo stretchy="false">ζ</mo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row>
                      <mi>j</mi>
                      <mo stretchy="false">+</mo>
                      <mi>k</mi>
                    </mrow>
                  </mrow>
                </mrow>
              </msup>
              <mo stretchy="false">=</mo>
              <mtext/>
            </mrow>
          </mrow>
        </mtd>
      </mtr>
      <mtr>
        <mtd>
          <mrow>
            <mrow>
              <msup>
                <mrow>
                  <mo stretchy="false">(</mo>
                  <mrow>
                    <mo stretchy="false">ζ</mo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)</mo>
                </mrow>
                <mrow>
                  <mi>k</mi>
                </mrow>
              </msup>
              <mo stretchy="false">⋅</mo>
              <mo stretchy="false">ζ</mo>
            </mrow>
            <msup>
              <mrow>
                <mo stretchy="false">(</mo>
                <mrow>
                  <mi>s</mi>
                </mrow>
                <mo stretchy="false">)</mo>
              </mrow>
              <mrow>
                <mrow>
                  <mtext>*</mtext>
                  <mo stretchy="false">−</mo>
                  <mn>1</mn>
                </mrow>
              </mrow>
            </msup>
          </mrow>
        </mtd>
      </mtr>
    </mtable>
    <annotation encoding="StarMath 5.0">""(%zeta(s)^-1-1) cdot (%zeta(s)-1)^{k}  = 
"" newline sum from j = 0 (-1)^j (%zeta(s)-1)^{{j+k}} = 
"" newline (%zeta(s)-1)^{k} cdot %zeta(s)^{"*"-1}</annotation>
  </semantics>
</math>
</file>

<file path=Object 6/content.xml><?xml version="1.0" encoding="utf-8"?>
<math xmlns="http://www.w3.org/1998/Math/MathML">
  <semantics>
    <mrow>
      <mrow>
        <mtext/>
        <mo stretchy="false">−</mo>
        <msup>
          <mrow>
            <mo stretchy="false">[</mo>
            <mrow>
              <msub>
                <mo stretchy="false">ζ</mo>
                <mi>n</mi>
              </msub>
              <mrow>
                <msup>
                  <mrow>
                    <mo stretchy="false">(</mo>
                    <mrow>
                      <mi>s</mi>
                    </mrow>
                    <mo stretchy="false">)</mo>
                  </mrow>
                  <mrow>
                    <mo stretchy="false">−</mo>
                    <mn>1</mn>
                  </mrow>
                </msup>
                <mo stretchy="false">−</mo>
                <mn>1</mn>
              </mrow>
            </mrow>
            <mo stretchy="false">]</mo>
          </mrow>
          <mrow>
            <mtext>*</mtext>
            <mn>1</mn>
          </mrow>
        </msup>
      </mrow>
      <mtext>*</mtext>
      <mrow>
        <mrow>
          <mo stretchy="false">(</mo>
          <mrow>
            <mrow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row>
                    <mrow>
                      <mi>k</mi>
                      <mo stretchy="false">−</mo>
                      <mn>1</mn>
                    </mrow>
                  </mrow>
                </mrow>
              </msup>
              <mo stretchy="false">+</mo>
              <msup>
                <mrow>
                  <mo stretchy="false">[</mo>
                  <mrow>
                    <msub>
                      <mo stretchy="false">ζ</mo>
                      <mi>n</mi>
                    </msub>
                    <mrow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o stretchy="false">−</mo>
                      <mn>1</mn>
                    </mrow>
                  </mrow>
                  <mo stretchy="false">]</mo>
                </mrow>
                <mrow>
                  <mtext>*</mtext>
                  <mrow>
                    <mi>k</mi>
                  </mrow>
                </mrow>
              </msup>
            </mrow>
          </mrow>
          <mo stretchy="false">)</mo>
        </mrow>
        <mo stretchy="false">=</mo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i>k</mi>
            </mrow>
          </mrow>
        </msup>
      </mrow>
    </mrow>
    <annotation encoding="StarMath 5.0">""-[%zeta_n(s)^-1-1]^{"*"1} "*" ([%zeta_n(s)-1]^{"*"{k-1}}+[%zeta_n(s)-1]^{"*"{k}})=
[%zeta_n(s)-1]^{"*"{k}}</annotation>
  </semantics>
</math>
</file>

<file path=Object 7/content.xml><?xml version="1.0" encoding="utf-8"?>
<math xmlns="http://www.w3.org/1998/Math/MathML">
  <semantics>
    <mrow>
      <mrow>
        <mrow>
          <mtext/>
          <mo stretchy="false">−</mo>
          <mrow>
            <msup>
              <mrow>
                <mo stretchy="false">(</mo>
                <mrow>
                  <mo stretchy="false">ζ</mo>
                  <mrow>
                    <msup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  <mo stretchy="false">)</mo>
              </mrow>
              <mrow>
                <mn>1</mn>
              </mrow>
            </msup>
            <mo stretchy="false">⋅</mo>
            <mrow>
              <mo stretchy="false">(</mo>
              <mrow>
                <mrow>
                  <msup>
                    <mrow>
                      <mo stretchy="false">(</mo>
                      <mrow>
                        <mo stretchy="false">ζ</mo>
                        <mrow>
                          <mrow>
                            <mo stretchy="false">(</mo>
                            <mrow>
                              <mi>s</mi>
                            </mrow>
                            <mo stretchy="false">)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row>
                          <mi>k</mi>
                          <mo stretchy="false">−</mo>
                          <mn>1</mn>
                        </mrow>
                      </mrow>
                    </mrow>
                  </msup>
                  <mo stretchy="false">+</mo>
                  <msup>
                    <mrow>
                      <mo stretchy="false">(</mo>
                      <mrow>
                        <mo stretchy="false">ζ</mo>
                        <mrow>
                          <mrow>
                            <mo stretchy="false">(</mo>
                            <mrow>
                              <mi>s</mi>
                            </mrow>
                            <mo stretchy="false">)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row>
                        <mi>k</mi>
                      </mrow>
                    </mrow>
                  </msup>
                </mrow>
              </mrow>
              <mo stretchy="false">)</mo>
            </mrow>
          </mrow>
        </mrow>
        <mo stretchy="false">=</mo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i>k</mi>
            </mrow>
          </mrow>
        </msup>
      </mrow>
    </mrow>
    <annotation encoding="StarMath 5.0">""-(%zeta(s)^-1-1)^{1} cdot ((%zeta(s)-1)^{{k-1}}+(%zeta(s)-1)^{{k}})=
(%zeta(s)-1)^{{k}}</annotation>
  </semantics>
</math>
</file>

<file path=Object 8/content.xml><?xml version="1.0" encoding="utf-8"?>
<math xmlns="http://www.w3.org/1998/Math/MathML">
  <semantics>
    <mrow>
      <mrow>
        <munder>
          <mo stretchy="false">∑</mo>
          <mrow>
            <mi>k</mi>
            <mo stretchy="false">=</mo>
            <mn>1</mn>
          </mrow>
        </munder>
        <mrow>
          <mfrac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  <mi>k</mi>
          </mfrac>
        </mrow>
      </mrow>
      <mrow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row>
              <mi>k</mi>
              <mo stretchy="false">+</mo>
              <mi>a</mi>
            </mrow>
          </mrow>
        </msup>
        <mo stretchy="false">=</mo>
        <msup>
          <mrow>
            <mo stretchy="false">[</mo>
            <mrow>
              <msub>
                <mo stretchy="false">ζ</mo>
                <mi>n</mi>
              </msub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]</mo>
          </mrow>
          <mrow>
            <mtext>*</mtext>
            <mi>a</mi>
          </mrow>
        </msup>
      </mrow>
      <mtext>*</mtext>
      <msup>
        <mrow>
          <mo stretchy="false">[</mo>
          <mrow>
            <mi>log</mi>
            <msub>
              <mo stretchy="false">ζ</mo>
              <mi>n</mi>
            </msub>
            <mrow>
              <mo stretchy="false">(</mo>
              <mrow>
                <mi>s</mi>
              </mrow>
              <mo stretchy="false">)</mo>
            </mrow>
          </mrow>
          <mo stretchy="false">]</mo>
        </mrow>
        <mrow>
          <mtext>*</mtext>
          <mn>1</mn>
        </mrow>
      </msup>
    </mrow>
    <annotation encoding="StarMath 5.0">sum from k = 1 {(-1)^{k+1} over k} [%zeta_n(s)-1]^{"*"k+a} = [%zeta_n(s)-1]^{"*"a} "*" [log %zeta_n(s)]^{"*"1}</annotation>
  </semantics>
</math>
</file>

<file path=Object 9/content.xml><?xml version="1.0" encoding="utf-8"?>
<math xmlns="http://www.w3.org/1998/Math/MathML">
  <semantics>
    <mrow>
      <mrow>
        <munder>
          <mo stretchy="false">∑</mo>
          <mrow>
            <mi>k</mi>
            <mo stretchy="false">=</mo>
            <mn>1</mn>
          </mrow>
        </munder>
        <mrow>
          <mfrac>
            <msup>
              <mrow>
                <mo stretchy="false">(</mo>
                <mrow>
                  <mrow>
                    <mo stretchy="false">−</mo>
                    <mn>1</mn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  <mi>k</mi>
          </mfrac>
        </mrow>
      </mrow>
      <mrow>
        <msup>
          <mrow>
            <mo stretchy="false">(</mo>
            <mrow>
              <mo stretchy="false">ζ</mo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−</mo>
                <mn>1</mn>
              </mrow>
            </mrow>
            <mo stretchy="false">)</mo>
          </mrow>
          <mrow>
            <mrow>
              <mi>k</mi>
              <mo stretchy="false">+</mo>
              <mi>a</mi>
            </mrow>
          </mrow>
        </msup>
        <mo stretchy="false">=</mo>
        <mrow>
          <msup>
            <mrow>
              <mo stretchy="false">(</mo>
              <mrow>
                <mo stretchy="false">ζ</mo>
                <mrow>
                  <mrow>
                    <mo stretchy="false">(</mo>
                    <mrow>
                      <mi>s</mi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  <mrow>
              <mi>a</mi>
            </mrow>
          </msup>
          <mo stretchy="false">⋅</mo>
          <mi>log</mi>
        </mrow>
      </mrow>
      <mo stretchy="false">ζ</mo>
      <mrow>
        <mo stretchy="false">(</mo>
        <mrow>
          <mi>s</mi>
        </mrow>
        <mo stretchy="false">)</mo>
      </mrow>
    </mrow>
    <annotation encoding="StarMath 5.0">sum from k = 1 {(-1)^{k+1} over k} (%zeta(s)-1)^{k+a} = (%zeta(s)-1)^{a} cdot log %zeta(s)</annotation>
  </semantics>
</math>
</file>